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graphics>
      <draw:page draw:name="page1" draw:style-name="dp1" draw:master-page-name="Padrão">
        <draw:frame draw:style-name="gr1" draw:layer="layout" svg:width="18.29cm" svg:height="11.68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andro </meta:initial-creator>
    <meta:creation-date>2011-02-17T20:21:47</meta:creation-date>
    <dc:date>2011-11-22T11:53:40</dc:date>
    <dc:creator>Leandro </dc:creator>
    <meta:editing-duration>PT4H49M30S</meta:editing-duration>
    <meta:editing-cycles>49</meta:editing-cycles>
    <meta:generator>LibreOffice/3.4$Unix LibreOffice_project/340m1$Build-4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Nimbus Sans L'" style:font-style-name="Negrito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terpolation="cubic-spline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40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1">
      <style:chart-properties chart:display-label="true" chart:logarithmic="false" chart:maximum="35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1">
      <style:chart-properties chart:symbol-type="none" chart:link-data-style-to-source="false"/>
      <style:graphic-properties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fals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false"/>
      <style:graphic-properties svg:stroke-width="0.03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91cm" svg:height="11.681cm" xlink:href="." xlink:type="simple" chart:class="chart:scatter" chart:style-name="ch1">
        <chart:title svg:x="3.281cm" svg:y="0.246cm" chart:style-name="ch2">
          <text:p>Taxa de Recepção vs. Tempo (no nível 9)</text:p>
        </chart:title>
        <chart:legend svg:x="14.101cm" svg:y="1.633cm" style:legend-expansion="custom" chartooo:width="3.395cm" chartooo:height="2.067cm" style:legend-expansion-aspect-ratio="1.64247701983551" chart:style-name="ch3"/>
        <chart:plot-area chart:style-name="ch4" chart:data-source-has-labels="both" svg:x="1.585cm" svg:y="1.232cm" svg:width="16.427cm" svg:height="9.266cm">
          <chartooo:coordinate-region svg:x="2.206cm" svg:y="1.431cm" svg:width="15.526cm" svg:height="8.42cm"/>
          <chart:axis chart:dimension="x" chart:name="primary-x" chart:style-name="ch5" chartooo:axis-type="auto">
            <chart:title svg:x="8.137cm" svg:y="10.517cm" chart:style-name="ch6">
              <text:p>Tempo (s)</text:p>
            </chart:title>
            <chart:categories table:cell-range-address="local-table.$A$2:.$A$401"/>
            <chart:grid chart:style-name="ch7" chart:class="major"/>
          </chart:axis>
          <chart:axis chart:dimension="y" chart:name="primary-y" chart:style-name="ch8">
            <chart:title svg:x="0.368cm" svg:y="8.931cm" chart:style-name="ch9">
              <text:p>Taxa de Recepção (Mbps)</text:p>
            </chart:title>
            <chart:grid chart:style-name="ch7" chart:class="major"/>
          </chart:axis>
          <chart:series chart:style-name="ch10" chart:values-cell-range-address="local-table.$C$2:.$C$401" chart:label-cell-address="local-table.$C$1" chart:class="chart:scatter">
            <chart:domain table:cell-range-address="local-table.$B$2:.$B$401"/>
            <chart:data-point chart:repeated="400"/>
          </chart:series>
          <chart:series chart:style-name="ch11" chart:values-cell-range-address="local-table.$D$2:.$D$401" chart:label-cell-address="local-table.$D$1" chart:class="chart:scatter">
            <chart:data-point chart:repeated="400"/>
          </chart:series>
          <chart:series chart:style-name="ch12" chart:values-cell-range-address="local-table.$E$2:.$E$401" chart:label-cell-address="local-table.$E$1" chart:class="chart:scatter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MTP</text:p>
              </table:table-cell>
              <table:table-cell office:value-type="string">
                <text:p>DCCP</text:p>
              </table:table-cell>
              <table:table-cell office:value-type="string">
                <text:p>TC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788662213832">
                <text:p>12.47886622138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0.8294983470812">
                <text:p>10.8294983470812</text:p>
              </table:table-cell>
              <table:table-cell office:value-type="float" office:value="10.8881506625563">
                <text:p>10.8881506625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8.13154589887708">
                <text:p>8.1315458988770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.9522122270428">
                <text:p>20.9522122270428</text:p>
              </table:table-cell>
              <table:table-cell office:value-type="float" office:value="8.1091088056564">
                <text:p>8.109108805656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5151351485401">
                <text:p>21.5151351485401</text:p>
              </table:table-cell>
              <table:table-cell office:value-type="float" office:value="7.78938157176599">
                <text:p>7.78938157176599</text:p>
              </table:table-cell>
              <table:table-cell office:value-type="float" office:value="6.48396059358493">
                <text:p>6.48396059358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7758384398185">
                <text:p>21.7758384398185</text:p>
              </table:table-cell>
              <table:table-cell office:value-type="float" office:value="7.30196295492351">
                <text:p>7.3019629549235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.2457882063463">
                <text:p>20.2457882063463</text:p>
              </table:table-cell>
              <table:table-cell office:value-type="float" office:value="7.22812326811254">
                <text:p>7.2281232681125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6856641462073">
                <text:p>19.6856641462073</text:p>
              </table:table-cell>
              <table:table-cell office:value-type="float" office:value="7.14749109558761">
                <text:p>7.14749109558761</text:p>
              </table:table-cell>
              <table:table-cell office:value-type="float" office:value="6.24330388894305">
                <text:p>6.24330388894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6157831195742">
                <text:p>21.6157831195742</text:p>
              </table:table-cell>
              <table:table-cell office:value-type="float" office:value="6.90248695127666">
                <text:p>6.90248695127666</text:p>
              </table:table-cell>
              <table:table-cell office:value-type="float" office:value="5.60366503009573">
                <text:p>5.60366503009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.8425003164448">
                <text:p>21.8425003164448</text:p>
              </table:table-cell>
              <table:table-cell office:value-type="float" office:value="5.25440243910998">
                <text:p>5.2544024391099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.9783623456024">
                <text:p>20.9783623456024</text:p>
              </table:table-cell>
              <table:table-cell office:value-type="float" office:value="4.64704045280814">
                <text:p>4.64704045280814</text:p>
              </table:table-cell>
              <table:table-cell office:value-type="float" office:value="4.62405930301175">
                <text:p>4.62405930301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.4587296149693">
                <text:p>19.4587296149693</text:p>
              </table:table-cell>
              <table:table-cell office:value-type="float" office:value="4.39867756590247">
                <text:p>4.3986775659024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.2829624894075">
                <text:p>21.2829624894075</text:p>
              </table:table-cell>
              <table:table-cell office:value-type="float" office:value="3.80455623678863">
                <text:p>3.80455623678863</text:p>
              </table:table-cell>
              <table:table-cell office:value-type="float" office:value="3.6889513485134">
                <text:p>3.6889513485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.0722453417256">
                <text:p>19.0722453417256</text:p>
              </table:table-cell>
              <table:table-cell office:value-type="float" office:value="3.79148997005075">
                <text:p>3.79148997005075</text:p>
              </table:table-cell>
              <table:table-cell office:value-type="float" office:value="3.60785882454365">
                <text:p>3.6078588245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.9172501089051">
                <text:p>20.9172501089051</text:p>
              </table:table-cell>
              <table:table-cell office:value-type="float" office:value="3.47595730630681">
                <text:p>3.4759573063068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.1595641020685">
                <text:p>20.1595641020685</text:p>
              </table:table-cell>
              <table:table-cell office:value-type="float" office:value="1.3765059998259">
                <text:p>1.3765059998259</text:p>
              </table:table-cell>
              <table:table-cell office:value-type="float" office:value="2.57650096016005">
                <text:p>2.57650096016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.2513212794438">
                <text:p>20.2513212794438</text:p>
              </table:table-cell>
              <table:table-cell office:value-type="float" office:value="1.93595507536084">
                <text:p>1.9359550753608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.161380469799">
                <text:p>19.161380469799</text:p>
              </table:table-cell>
              <table:table-cell office:value-type="float" office:value="0.813865162897855">
                <text:p>0.813865162897855</text:p>
              </table:table-cell>
              <table:table-cell office:value-type="float" office:value="0.762255787383765">
                <text:p>0.762255787383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.013265887741">
                <text:p>20.013265887741</text:p>
              </table:table-cell>
              <table:table-cell office:value-type="float" office:value="1.5232432843186">
                <text:p>1.5232432843186</text:p>
              </table:table-cell>
              <table:table-cell office:value-type="float" office:value="0.894280697684735">
                <text:p>0.894280697684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.8739663329907">
                <text:p>21.8739663329907</text:p>
              </table:table-cell>
              <table:table-cell office:value-type="float" office:value="0.53672495745122">
                <text:p>0.53672495745122</text:p>
              </table:table-cell>
              <table:table-cell office:value-type="float" office:value="0.76177797280252">
                <text:p>0.76177797280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.3810260272585">
                <text:p>20.3810260272585</text:p>
              </table:table-cell>
              <table:table-cell office:value-type="float" office:value="0.400861342437565">
                <text:p>0.400861342437565</text:p>
              </table:table-cell>
              <table:table-cell office:value-type="float" office:value="0.0623392243869603">
                <text:p>0.0623392243869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.2683781906962">
                <text:p>19.2683781906962</text:p>
              </table:table-cell>
              <table:table-cell office:value-type="float" office:value="0.448860591743141">
                <text:p>0.44886059174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7543646413833">
                <text:p>19.7543646413833</text:p>
              </table:table-cell>
              <table:table-cell office:value-type="float" office:value="0.844420491252095">
                <text:p>0.844420491252095</text:p>
              </table:table-cell>
              <table:table-cell office:value-type="float" office:value="0.497767550405115">
                <text:p>0.497767550405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2639930197038">
                <text:p>20.2639930197038</text:p>
              </table:table-cell>
              <table:table-cell office:value-type="float" office:value="1.10312208067626">
                <text:p>1.10312208067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.8334426698275">
                <text:p>21.8334426698275</text:p>
              </table:table-cell>
              <table:table-cell office:value-type="float" office:value="1.53687892947346">
                <text:p>1.53687892947346</text:p>
              </table:table-cell>
              <table:table-cell office:value-type="float" office:value="0.1724260202609">
                <text:p>0.1724260202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.3175955950282">
                <text:p>20.3175955950282</text:p>
              </table:table-cell>
              <table:table-cell office:value-type="float" office:value="0.260829595848918">
                <text:p>0.260829595848918</text:p>
              </table:table-cell>
              <table:table-cell office:value-type="float" office:value="0.348786801565438">
                <text:p>0.348786801565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9.321911834646">
                <text:p>19.321911834646</text:p>
              </table:table-cell>
              <table:table-cell office:value-type="float" office:value="0.8091288106516">
                <text:p>0.8091288106516</text:p>
              </table:table-cell>
              <table:table-cell office:value-type="float" office:value="0.113311779685318">
                <text:p>0.113311779685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.5521978517063">
                <text:p>19.5521978517063</text:p>
              </table:table-cell>
              <table:table-cell office:value-type="float" office:value="0.202771176584065">
                <text:p>0.202771176584065</text:p>
              </table:table-cell>
              <table:table-cell office:value-type="float" office:value="0.512728387489915">
                <text:p>0.512728387489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0370705388486">
                <text:p>20.0370705388486</text:p>
              </table:table-cell>
              <table:table-cell office:value-type="float" office:value="0.764183267951012">
                <text:p>0.76418326795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9140019463375">
                <text:p>19.9140019463375</text:p>
              </table:table-cell>
              <table:table-cell office:value-type="float" office:value="0.0566756287589669">
                <text:p>0.0566756287589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3819860592484">
                <text:p>19.3819860592484</text:p>
              </table:table-cell>
              <table:table-cell office:value-type="float" office:value="0.217962083872408">
                <text:p>0.21796208387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.6705448310822">
                <text:p>21.6705448310822</text:p>
              </table:table-cell>
              <table:table-cell office:value-type="float" office:value="0.807174661196768">
                <text:p>0.807174661196768</text:p>
              </table:table-cell>
              <table:table-cell office:value-type="float" office:value="0.47126425197348">
                <text:p>0.47126425197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.2389870197512">
                <text:p>20.2389870197512</text:p>
              </table:table-cell>
              <table:table-cell office:value-type="float" office:value="1.15713639371097">
                <text:p>1.15713639371097</text:p>
              </table:table-cell>
              <table:table-cell office:value-type="float" office:value="0.706049786880612">
                <text:p>0.706049786880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.2989129349589">
                <text:p>20.2989129349589</text:p>
              </table:table-cell>
              <table:table-cell office:value-type="float" office:value="1.78023147489876">
                <text:p>1.7802314748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5742071848363">
                <text:p>20.5742071848363</text:p>
              </table:table-cell>
              <table:table-cell office:value-type="float" office:value="0.0989897851832211">
                <text:p>0.0989897851832211</text:p>
              </table:table-cell>
              <table:table-cell office:value-type="float" office:value="0.999240794684738">
                <text:p>0.999240794684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.2869346337393">
                <text:p>20.2869346337393</text:p>
              </table:table-cell>
              <table:table-cell office:value-type="float" office:value="0.607816220261157">
                <text:p>0.607816220261157</text:p>
              </table:table-cell>
              <table:table-cell office:value-type="float" office:value="0.242490069940686">
                <text:p>0.2424900699406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9.5800691703334">
                <text:p>19.5800691703334</text:p>
              </table:table-cell>
              <table:table-cell office:value-type="float" office:value="0.739637513644993">
                <text:p>0.739637513644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.5572184761986">
                <text:p>19.5572184761986</text:p>
              </table:table-cell>
              <table:table-cell office:value-type="float" office:value="0.621998897753656">
                <text:p>0.621998897753656</text:p>
              </table:table-cell>
              <table:table-cell office:value-type="float" office:value="0.706542394589633">
                <text:p>0.706542394589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.470507055521">
                <text:p>20.470507055521</text:p>
              </table:table-cell>
              <table:table-cell office:value-type="float" office:value="0.119538068305701">
                <text:p>0.119538068305701</text:p>
              </table:table-cell>
              <table:table-cell office:value-type="float" office:value="0.0516719613224268">
                <text:p>0.05167196132242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.1581356227398">
                <text:p>19.1581356227398</text:p>
              </table:table-cell>
              <table:table-cell office:value-type="float" office:value="0.969285879284143">
                <text:p>0.969285879284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.3556431541219">
                <text:p>19.3556431541219</text:p>
              </table:table-cell>
              <table:table-cell office:value-type="float" office:value="0.472098756581545">
                <text:p>0.47209875658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.1287867701612">
                <text:p>19.1287867701612</text:p>
              </table:table-cell>
              <table:table-cell office:value-type="float" office:value="1.42910664528608">
                <text:p>1.42910664528608</text:p>
              </table:table-cell>
              <table:table-cell office:value-type="float" office:value="0.777263330295682">
                <text:p>0.777263330295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.057910897769">
                <text:p>20.057910897769</text:p>
              </table:table-cell>
              <table:table-cell office:value-type="float" office:value="0.970619720872492">
                <text:p>0.97061972087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.98320911685">
                <text:p>20.98320911685</text:p>
              </table:table-cell>
              <table:table-cell office:value-type="float" office:value="0.667455691844225">
                <text:p>0.667455691844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.4541021259502">
                <text:p>20.4541021259502</text:p>
              </table:table-cell>
              <table:table-cell office:value-type="float" office:value="0.889033610466868">
                <text:p>0.889033610466868</text:p>
              </table:table-cell>
              <table:table-cell office:value-type="float" office:value="0.845532606355846">
                <text:p>0.845532606355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.9561884934083">
                <text:p>21.9561884934083</text:p>
              </table:table-cell>
              <table:table-cell office:value-type="float" office:value="0.898244481068105">
                <text:p>0.898244481068105</text:p>
              </table:table-cell>
              <table:table-cell office:value-type="float" office:value="0.701099757570773">
                <text:p>0.701099757570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.9898731713183">
                <text:p>20.9898731713183</text:p>
              </table:table-cell>
              <table:table-cell office:value-type="float" office:value="0.81964747607708">
                <text:p>0.81964747607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.3671374516562">
                <text:p>21.3671374516562</text:p>
              </table:table-cell>
              <table:table-cell office:value-type="float" office:value="0.0863046227023006">
                <text:p>0.0863046227023006</text:p>
              </table:table-cell>
              <table:table-cell office:value-type="float" office:value="0.564293479081243">
                <text:p>0.564293479081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.3304579094984">
                <text:p>21.3304579094984</text:p>
              </table:table-cell>
              <table:table-cell office:value-type="float" office:value="1.50290136504918">
                <text:p>1.50290136504918</text:p>
              </table:table-cell>
              <table:table-cell office:value-type="float" office:value="0.0296579618006945">
                <text:p>0.0296579618006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.7507913350128">
                <text:p>21.7507913350128</text:p>
              </table:table-cell>
              <table:table-cell office:value-type="float" office:value="0.285829287953675">
                <text:p>0.285829287953675</text:p>
              </table:table-cell>
              <table:table-cell office:value-type="float" office:value="0.703880187124014">
                <text:p>0.703880187124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1.373106087558">
                <text:p>21.373106087558</text:p>
              </table:table-cell>
              <table:table-cell office:value-type="float" office:value="0.837847874034196">
                <text:p>0.837847874034196</text:p>
              </table:table-cell>
              <table:table-cell office:value-type="float" office:value="0.584105746354908">
                <text:p>0.584105746354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9.311044359114">
                <text:p>19.311044359114</text:p>
              </table:table-cell>
              <table:table-cell office:value-type="float" office:value="0.208861354272813">
                <text:p>0.20886135427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9.1947563965805">
                <text:p>19.1947563965805</text:p>
              </table:table-cell>
              <table:table-cell office:value-type="float" office:value="0.860326755791903">
                <text:p>0.860326755791903</text:p>
              </table:table-cell>
              <table:table-cell office:value-type="float" office:value="0.699920391663909">
                <text:p>0.699920391663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9.5474187657237">
                <text:p>19.5474187657237</text:p>
              </table:table-cell>
              <table:table-cell office:value-type="float" office:value="1.60458572953939">
                <text:p>1.6045857295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.2942534759641">
                <text:p>21.2942534759641</text:p>
              </table:table-cell>
              <table:table-cell office:value-type="float" office:value="0.833910879213363">
                <text:p>0.833910879213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0.1959399343468">
                <text:p>20.1959399343468</text:p>
              </table:table-cell>
              <table:table-cell office:value-type="float" office:value="1.2804020838812">
                <text:p>1.2804020838812</text:p>
              </table:table-cell>
              <table:table-cell office:value-type="float" office:value="0.702092651277781">
                <text:p>0.702092651277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.6547297891229">
                <text:p>21.6547297891229</text:p>
              </table:table-cell>
              <table:table-cell office:value-type="float" office:value="0.995140236802399">
                <text:p>0.995140236802399</text:p>
              </table:table-cell>
              <table:table-cell office:value-type="float" office:value="0.0354441800154746">
                <text:p>0.0354441800154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.4908472518437">
                <text:p>19.4908472518437</text:p>
              </table:table-cell>
              <table:table-cell office:value-type="float" office:value="0.39620416238904">
                <text:p>0.39620416238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.316750657279">
                <text:p>20.316750657279</text:p>
              </table:table-cell>
              <table:table-cell office:value-type="float" office:value="0.767525493633002">
                <text:p>0.76752549363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.1088319164701">
                <text:p>20.1088319164701</text:p>
              </table:table-cell>
              <table:table-cell office:value-type="float" office:value="0.378820846788585">
                <text:p>0.378820846788585</text:p>
              </table:table-cell>
              <table:table-cell office:value-type="float" office:value="0.5652648168616">
                <text:p>0.5652648168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9.1579480832443">
                <text:p>19.1579480832443</text:p>
              </table:table-cell>
              <table:table-cell office:value-type="float" office:value="0.23834590986371">
                <text:p>0.2383459098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.7961755851284">
                <text:p>20.7961755851284</text:p>
              </table:table-cell>
              <table:table-cell office:value-type="float" office:value="1.62361306790262">
                <text:p>1.623613067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9.6454297355376">
                <text:p>19.6454297355376</text:p>
              </table:table-cell>
              <table:table-cell office:value-type="float" office:value="0.184678887948394">
                <text:p>0.184678887948394</text:p>
              </table:table-cell>
              <table:table-cell office:value-type="float" office:value="0.193343465682119">
                <text:p>0.193343465682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.9800648000091">
                <text:p>21.9800648000091</text:p>
              </table:table-cell>
              <table:table-cell office:value-type="float" office:value="0.241875380277634">
                <text:p>0.241875380277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0.7523640799336">
                <text:p>20.7523640799336</text:p>
              </table:table-cell>
              <table:table-cell office:value-type="float" office:value="0.693550701718777">
                <text:p>0.693550701718777</text:p>
              </table:table-cell>
              <table:table-cell office:value-type="float" office:value="0.537159921601415">
                <text:p>0.5371599216014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9.3401631787419">
                <text:p>19.3401631787419</text:p>
              </table:table-cell>
              <table:table-cell office:value-type="float" office:value="0.134078514762223">
                <text:p>0.13407851476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.2561103357002">
                <text:p>20.2561103357002</text:p>
              </table:table-cell>
              <table:table-cell office:value-type="float" office:value="0.855991017073393">
                <text:p>0.855991017073393</text:p>
              </table:table-cell>
              <table:table-cell office:value-type="float" office:value="0.406319099944085">
                <text:p>0.4063190999440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9.8556633526459">
                <text:p>19.8556633526459</text:p>
              </table:table-cell>
              <table:table-cell office:value-type="float" office:value="0.681098198518157">
                <text:p>0.681098198518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.8769857068546">
                <text:p>21.8769857068546</text:p>
              </table:table-cell>
              <table:table-cell office:value-type="float" office:value="0.264129303395748">
                <text:p>0.264129303395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9.2459835070185">
                <text:p>19.2459835070185</text:p>
              </table:table-cell>
              <table:table-cell office:value-type="float" office:value="0.0363896326161921">
                <text:p>0.0363896326161921</text:p>
              </table:table-cell>
              <table:table-cell office:value-type="float" office:value="0.59494683239609">
                <text:p>0.594946832396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9.3146057808772">
                <text:p>19.3146057808772</text:p>
              </table:table-cell>
              <table:table-cell office:value-type="float" office:value="1.47191772703081">
                <text:p>1.4719177270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9.8301045033149">
                <text:p>19.8301045033149</text:p>
              </table:table-cell>
              <table:table-cell office:value-type="float" office:value="0.959197250194848">
                <text:p>0.959197250194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9.2466536709107">
                <text:p>19.2466536709107</text:p>
              </table:table-cell>
              <table:table-cell office:value-type="float" office:value="0.338849643711001">
                <text:p>0.33884964371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.6302735432982">
                <text:p>19.6302735432982</text:p>
              </table:table-cell>
              <table:table-cell office:value-type="float" office:value="0.00658577913418412">
                <text:p>0.0065857791341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9.1972419549711">
                <text:p>19.1972419549711</text:p>
              </table:table-cell>
              <table:table-cell office:value-type="float" office:value="0.365512904245406">
                <text:p>0.365512904245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9.3761106049642">
                <text:p>19.3761106049642</text:p>
              </table:table-cell>
              <table:table-cell office:value-type="float" office:value="1.82962766848505">
                <text:p>1.8296276684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9.0896012750454">
                <text:p>19.0896012750454</text:p>
              </table:table-cell>
              <table:table-cell office:value-type="float" office:value="0.755559165030718">
                <text:p>0.755559165030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.8901223922148">
                <text:p>20.8901223922148</text:p>
              </table:table-cell>
              <table:table-cell office:value-type="float" office:value="0.388819898944348">
                <text:p>0.388819898944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1.8373575313017">
                <text:p>21.8373575313017</text:p>
              </table:table-cell>
              <table:table-cell office:value-type="float" office:value="1.38995787035674">
                <text:p>1.38995787035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.4200591845438">
                <text:p>21.4200591845438</text:p>
              </table:table-cell>
              <table:table-cell office:value-type="float" office:value="0.313909153454006">
                <text:p>0.313909153454006</text:p>
              </table:table-cell>
              <table:table-cell office:value-type="float" office:value="0.687216091435403">
                <text:p>0.687216091435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0.6409137272276">
                <text:p>20.6409137272276</text:p>
              </table:table-cell>
              <table:table-cell office:value-type="float" office:value="0.916524567641318">
                <text:p>0.91652456764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1.2104636188596">
                <text:p>21.2104636188596</text:p>
              </table:table-cell>
              <table:table-cell office:value-type="float" office:value="1.83985642623156">
                <text:p>1.83985642623156</text:p>
              </table:table-cell>
              <table:table-cell office:value-type="float" office:value="0.783998981583864">
                <text:p>0.78399898158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1.7311035450548">
                <text:p>21.7311035450548</text:p>
              </table:table-cell>
              <table:table-cell office:value-type="float" office:value="1.3136980459094">
                <text:p>1.313698045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.8356701238081">
                <text:p>20.8356701238081</text:p>
              </table:table-cell>
              <table:table-cell office:value-type="float" office:value="0.117339960299432">
                <text:p>0.11733996029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.7578823845834">
                <text:p>21.7578823845834</text:p>
              </table:table-cell>
              <table:table-cell office:value-type="float" office:value="0.084417475387454">
                <text:p>0.084417475387454</text:p>
              </table:table-cell>
              <table:table-cell office:value-type="float" office:value="0.504172357730567">
                <text:p>0.504172357730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.0253570210189">
                <text:p>21.0253570210189</text:p>
              </table:table-cell>
              <table:table-cell office:value-type="float" office:value="0.0380370179191232">
                <text:p>0.0380370179191232</text:p>
              </table:table-cell>
              <table:table-cell office:value-type="float" office:value="0.804340365342796">
                <text:p>0.8043403653427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9.0316100595519">
                <text:p>19.0316100595519</text:p>
              </table:table-cell>
              <table:table-cell office:value-type="float" office:value="1.54330057650805">
                <text:p>1.54330057650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.4126121751033">
                <text:p>21.4126121751033</text:p>
              </table:table-cell>
              <table:table-cell office:value-type="float" office:value="0.0539053217507899">
                <text:p>0.0539053217507899</text:p>
              </table:table-cell>
              <table:table-cell office:value-type="float" office:value="0.294585427735001">
                <text:p>0.294585427735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.5162042742595">
                <text:p>21.5162042742595</text:p>
              </table:table-cell>
              <table:table-cell office:value-type="float" office:value="0.135515091475099">
                <text:p>0.135515091475099</text:p>
              </table:table-cell>
              <table:table-cell office:value-type="float" office:value="0.333931284956634">
                <text:p>0.333931284956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.3483607168309">
                <text:p>20.3483607168309</text:p>
              </table:table-cell>
              <table:table-cell office:value-type="float" office:value="0.433750138618052">
                <text:p>0.433750138618052</text:p>
              </table:table-cell>
              <table:table-cell office:value-type="float" office:value="0.00262296292930841">
                <text:p>0.00262296292930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9.5214440915734">
                <text:p>19.5214440915734</text:p>
              </table:table-cell>
              <table:table-cell office:value-type="float" office:value="0.256487303413451">
                <text:p>0.256487303413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.6741523575038">
                <text:p>21.6741523575038</text:p>
              </table:table-cell>
              <table:table-cell office:value-type="float" office:value="0.209773620590568">
                <text:p>0.209773620590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.1445363033563">
                <text:p>19.1445363033563</text:p>
              </table:table-cell>
              <table:table-cell office:value-type="float" office:value="0.858309272211045">
                <text:p>0.85830927221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0.166873827111">
                <text:p>20.166873827111</text:p>
              </table:table-cell>
              <table:table-cell office:value-type="float" office:value="0.208771825768054">
                <text:p>0.208771825768054</text:p>
              </table:table-cell>
              <table:table-cell office:value-type="float" office:value="0.591201015748084">
                <text:p>0.5912010157480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.6542171575129">
                <text:p>21.6542171575129</text:p>
              </table:table-cell>
              <table:table-cell office:value-type="float" office:value="0.00346429878845811">
                <text:p>0.00346429878845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0.8969003832899">
                <text:p>20.8969003832899</text:p>
              </table:table-cell>
              <table:table-cell office:value-type="float" office:value="1.88363568857312">
                <text:p>1.88363568857312</text:p>
              </table:table-cell>
              <table:table-cell office:value-type="float" office:value="0.258769934996963">
                <text:p>0.2587699349969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.5070370072499">
                <text:p>20.5070370072499</text:p>
              </table:table-cell>
              <table:table-cell office:value-type="float" office:value="1.59848695620894">
                <text:p>1.59848695620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9.9103274932131">
                <text:p>19.9103274932131</text:p>
              </table:table-cell>
              <table:table-cell office:value-type="float" office:value="0.692504451144487">
                <text:p>0.692504451144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.7525637359358">
                <text:p>21.7525637359358</text:p>
              </table:table-cell>
              <table:table-cell office:value-type="float" office:value="0.925544939003885">
                <text:p>0.925544939003885</text:p>
              </table:table-cell>
              <table:table-cell office:value-type="float" office:value="0.199773074593395">
                <text:p>0.19977307459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.3840227141045">
                <text:p>20.3840227141045</text:p>
              </table:table-cell>
              <table:table-cell office:value-type="float" office:value="0.754141655750573">
                <text:p>0.754141655750573</text:p>
              </table:table-cell>
              <table:table-cell office:value-type="float" office:value="0.395522421225905">
                <text:p>0.395522421225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.1563110016286">
                <text:p>20.1563110016286</text:p>
              </table:table-cell>
              <table:table-cell office:value-type="float" office:value="0.846234044991434">
                <text:p>0.84623404499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9.06716951821">
                <text:p>19.06716951821</text:p>
              </table:table-cell>
              <table:table-cell office:value-type="float" office:value="0.735132568515837">
                <text:p>0.735132568515837</text:p>
              </table:table-cell>
              <table:table-cell office:value-type="float" office:value="0.585602235049009">
                <text:p>0.585602235049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.2141272174194">
                <text:p>21.2141272174194</text:p>
              </table:table-cell>
              <table:table-cell office:value-type="float" office:value="0.374305096454918">
                <text:p>0.374305096454918</text:p>
              </table:table-cell>
              <table:table-cell office:value-type="float" office:value="0.255571285728365">
                <text:p>0.255571285728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0.4029646725394">
                <text:p>20.4029646725394</text:p>
              </table:table-cell>
              <table:table-cell office:value-type="float" office:value="1.45676853042096">
                <text:p>1.45676853042096</text:p>
              </table:table-cell>
              <table:table-cell office:value-type="float" office:value="0.437830511014909">
                <text:p>0.437830511014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.6974430615082">
                <text:p>19.6974430615082</text:p>
              </table:table-cell>
              <table:table-cell office:value-type="float" office:value="0.963925413787365">
                <text:p>0.96392541378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1.4113691737875">
                <text:p>21.4113691737875</text:p>
              </table:table-cell>
              <table:table-cell office:value-type="float" office:value="0.0216963682323694">
                <text:p>0.0216963682323694</text:p>
              </table:table-cell>
              <table:table-cell office:value-type="float" office:value="0.473235547076911">
                <text:p>0.4732355470769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.7790752789006">
                <text:p>20.7790752789006</text:p>
              </table:table-cell>
              <table:table-cell office:value-type="float" office:value="0.0769482380710542">
                <text:p>0.076948238071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.7870443365537">
                <text:p>19.7870443365537</text:p>
              </table:table-cell>
              <table:table-cell office:value-type="float" office:value="0.745433793403208">
                <text:p>0.745433793403208</text:p>
              </table:table-cell>
              <table:table-cell office:value-type="float" office:value="0.656007051933557">
                <text:p>0.6560070519335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0.3014915660024">
                <text:p>20.3014915660024</text:p>
              </table:table-cell>
              <table:table-cell office:value-type="float" office:value="0.609441704116762">
                <text:p>0.609441704116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0.6164328102022">
                <text:p>20.6164328102022</text:p>
              </table:table-cell>
              <table:table-cell office:value-type="float" office:value="0.977091435343027">
                <text:p>0.977091435343027</text:p>
              </table:table-cell>
              <table:table-cell office:value-type="float" office:value="0.531072089448571">
                <text:p>0.531072089448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9.2071035224944">
                <text:p>19.2071035224944</text:p>
              </table:table-cell>
              <table:table-cell office:value-type="float" office:value="0.895397876389325">
                <text:p>0.895397876389325</text:p>
              </table:table-cell>
              <table:table-cell office:value-type="float" office:value="0.525625175330788">
                <text:p>0.5256251753307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1.942405294627">
                <text:p>21.942405294627</text:p>
              </table:table-cell>
              <table:table-cell office:value-type="float" office:value="1.06578973866999">
                <text:p>1.0657897386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.8268964290619">
                <text:p>19.8268964290619</text:p>
              </table:table-cell>
              <table:table-cell office:value-type="float" office:value="0.292109619826078">
                <text:p>0.292109619826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.9382070675492">
                <text:p>21.9382070675492</text:p>
              </table:table-cell>
              <table:table-cell office:value-type="float" office:value="0.301467712037265">
                <text:p>0.30146771203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.778075418435">
                <text:p>20.778075418435</text:p>
              </table:table-cell>
              <table:table-cell office:value-type="float" office:value="1.95314750447869">
                <text:p>1.95314750447869</text:p>
              </table:table-cell>
              <table:table-cell office:value-type="float" office:value="0.0805541812442243">
                <text:p>0.0805541812442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9.5847788150422">
                <text:p>19.5847788150422</text:p>
              </table:table-cell>
              <table:table-cell office:value-type="float" office:value="0.604144069366157">
                <text:p>0.604144069366157</text:p>
              </table:table-cell>
              <table:table-cell office:value-type="float" office:value="0.73632944887504">
                <text:p>0.736329448875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0.9635640885681">
                <text:p>20.9635640885681</text:p>
              </table:table-cell>
              <table:table-cell office:value-type="float" office:value="1.84778804145753">
                <text:p>1.84778804145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.8096854779869">
                <text:p>20.8096854779869</text:p>
              </table:table-cell>
              <table:table-cell office:value-type="float" office:value="0.440692130476236">
                <text:p>0.440692130476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.9973909901455">
                <text:p>21.9973909901455</text:p>
              </table:table-cell>
              <table:table-cell office:value-type="float" office:value="0.0911099254153669">
                <text:p>0.0911099254153669</text:p>
              </table:table-cell>
              <table:table-cell office:value-type="float" office:value="0.202119347173721">
                <text:p>0.2021193471737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.4797683628276">
                <text:p>20.4797683628276</text:p>
              </table:table-cell>
              <table:table-cell office:value-type="float" office:value="1.61603861115873">
                <text:p>1.61603861115873</text:p>
              </table:table-cell>
              <table:table-cell office:value-type="float" office:value="0.840900362003595">
                <text:p>0.840900362003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9.1580461962149">
                <text:p>19.1580461962149</text:p>
              </table:table-cell>
              <table:table-cell office:value-type="float" office:value="0.228671460412443">
                <text:p>0.22867146041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9.5188350817189">
                <text:p>19.5188350817189</text:p>
              </table:table-cell>
              <table:table-cell office:value-type="float" office:value="0.311522643081844">
                <text:p>0.31152264308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0.1539207217284">
                <text:p>20.1539207217284</text:p>
              </table:table-cell>
              <table:table-cell office:value-type="float" office:value="1.86920496914536">
                <text:p>1.8692049691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9.3025824995711">
                <text:p>19.3025824995711</text:p>
              </table:table-cell>
              <table:table-cell office:value-type="float" office:value="0.253082958050072">
                <text:p>0.253082958050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0.6857089088298">
                <text:p>20.6857089088298</text:p>
              </table:table-cell>
              <table:table-cell office:value-type="float" office:value="0.322684698738158">
                <text:p>0.322684698738158</text:p>
              </table:table-cell>
              <table:table-cell office:value-type="float" office:value="0.307260712143034">
                <text:p>0.307260712143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9.8081378792413">
                <text:p>19.8081378792413</text:p>
              </table:table-cell>
              <table:table-cell office:value-type="float" office:value="0.15695019159466">
                <text:p>0.15695019159466</text:p>
              </table:table-cell>
              <table:table-cell office:value-type="float" office:value="0.202146734576672">
                <text:p>0.2021467345766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1.199482882861">
                <text:p>21.199482882861</text:p>
              </table:table-cell>
              <table:table-cell office:value-type="float" office:value="0.0909015191718936">
                <text:p>0.0909015191718936</text:p>
              </table:table-cell>
              <table:table-cell office:value-type="float" office:value="0.71472877310589">
                <text:p>0.714728773105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.1927459160797">
                <text:p>19.1927459160797</text:p>
              </table:table-cell>
              <table:table-cell office:value-type="float" office:value="0.751381580717862">
                <text:p>0.751381580717862</text:p>
              </table:table-cell>
              <table:table-cell office:value-type="float" office:value="0.0995899830013514">
                <text:p>0.09958998300135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0.7184653738514">
                <text:p>20.7184653738514</text:p>
              </table:table-cell>
              <table:table-cell office:value-type="float" office:value="1.83048876281828">
                <text:p>1.83048876281828</text:p>
              </table:table-cell>
              <table:table-cell office:value-type="float" office:value="0.972830594051629">
                <text:p>0.9728305940516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0.9520466187969">
                <text:p>20.9520466187969</text:p>
              </table:table-cell>
              <table:table-cell office:value-type="float" office:value="0.184884938411415">
                <text:p>0.18488493841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0.5767686301842">
                <text:p>20.5767686301842</text:p>
              </table:table-cell>
              <table:table-cell office:value-type="float" office:value="0.429920120630413">
                <text:p>0.429920120630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1.87477637548">
                <text:p>21.87477637548</text:p>
              </table:table-cell>
              <table:table-cell office:value-type="float" office:value="0.714625931344926">
                <text:p>0.714625931344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1.0192161370069">
                <text:p>21.0192161370069</text:p>
              </table:table-cell>
              <table:table-cell office:value-type="float" office:value="0.064152822829783">
                <text:p>0.064152822829783</text:p>
              </table:table-cell>
              <table:table-cell office:value-type="float" office:value="0.637984863948077">
                <text:p>0.6379848639480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9.7908958490007">
                <text:p>19.7908958490007</text:p>
              </table:table-cell>
              <table:table-cell office:value-type="float" office:value="0.652013259474188">
                <text:p>0.652013259474188</text:p>
              </table:table-cell>
              <table:table-cell office:value-type="float" office:value="0.543219293467701">
                <text:p>0.543219293467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0.2777410480194">
                <text:p>20.2777410480194</text:p>
              </table:table-cell>
              <table:table-cell office:value-type="float" office:value="0.32439445797354">
                <text:p>0.32439445797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1.7166591999121">
                <text:p>21.7166591999121</text:p>
              </table:table-cell>
              <table:table-cell office:value-type="float" office:value="0.728335381019861">
                <text:p>0.728335381019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9.2022650227882">
                <text:p>19.2022650227882</text:p>
              </table:table-cell>
              <table:table-cell office:value-type="float" office:value="0.278900055214763">
                <text:p>0.278900055214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9.0568163269199">
                <text:p>19.0568163269199</text:p>
              </table:table-cell>
              <table:table-cell office:value-type="float" office:value="0.630014157388359">
                <text:p>0.63001415738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.5037035364658">
                <text:p>19.5037035364658</text:p>
              </table:table-cell>
              <table:table-cell office:value-type="float" office:value="1.4481951277703">
                <text:p>1.4481951277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.5037565887906">
                <text:p>20.5037565887906</text:p>
              </table:table-cell>
              <table:table-cell office:value-type="float" office:value="1.51509345695376">
                <text:p>1.51509345695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.6732491371222">
                <text:p>20.6732491371222</text:p>
              </table:table-cell>
              <table:table-cell office:value-type="float" office:value="0.743285667151213">
                <text:p>0.74328566715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.7108070589602">
                <text:p>19.7108070589602</text:p>
              </table:table-cell>
              <table:table-cell office:value-type="float" office:value="0.942180139478296">
                <text:p>0.942180139478296</text:p>
              </table:table-cell>
              <table:table-cell office:value-type="float" office:value="0.319373940117657">
                <text:p>0.3193739401176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.4461618834175">
                <text:p>20.4461618834175</text:p>
              </table:table-cell>
              <table:table-cell office:value-type="float" office:value="1.2086839620024">
                <text:p>1.208683962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.5001455675811">
                <text:p>21.5001455675811</text:p>
              </table:table-cell>
              <table:table-cell office:value-type="float" office:value="1.50930794607848">
                <text:p>1.50930794607848</text:p>
              </table:table-cell>
              <table:table-cell office:value-type="float" office:value="0.359989159740508">
                <text:p>0.3599891597405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9.6490141265094">
                <text:p>19.6490141265094</text:p>
              </table:table-cell>
              <table:table-cell office:value-type="float" office:value="1.19135431479663">
                <text:p>1.19135431479663</text:p>
              </table:table-cell>
              <table:table-cell office:value-type="float" office:value="0.918995202984661">
                <text:p>0.9189952029846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.2242373032495">
                <text:p>19.2242373032495</text:p>
              </table:table-cell>
              <table:table-cell office:value-type="float" office:value="0.411404496524483">
                <text:p>0.411404496524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.0849243826233">
                <text:p>19.0849243826233</text:p>
              </table:table-cell>
              <table:table-cell office:value-type="float" office:value="0.241610946133733">
                <text:p>0.241610946133733</text:p>
              </table:table-cell>
              <table:table-cell office:value-type="float" office:value="0.255766070913523">
                <text:p>0.2557660709135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.6125782164745">
                <text:p>21.6125782164745</text:p>
              </table:table-cell>
              <table:table-cell office:value-type="float" office:value="0.379411420319229">
                <text:p>0.379411420319229</text:p>
              </table:table-cell>
              <table:table-cell office:value-type="float" office:value="0.506811704020947">
                <text:p>0.5068117040209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.0339227812365">
                <text:p>21.0339227812365</text:p>
              </table:table-cell>
              <table:table-cell office:value-type="float" office:value="0.281348490621895">
                <text:p>0.28134849062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9.0823153727688">
                <text:p>19.0823153727688</text:p>
              </table:table-cell>
              <table:table-cell office:value-type="float" office:value="0.922053035348654">
                <text:p>0.922053035348654</text:p>
              </table:table-cell>
              <table:table-cell office:value-type="float" office:value="0.733855146449059">
                <text:p>0.733855146449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0.0923465793021">
                <text:p>20.0923465793021</text:p>
              </table:table-cell>
              <table:table-cell office:value-type="float" office:value="0.49145724484697">
                <text:p>0.49145724484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1.1919689774513">
                <text:p>21.1919689774513</text:p>
              </table:table-cell>
              <table:table-cell office:value-type="float" office:value="0.0889462744817138">
                <text:p>0.0889462744817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9.6011504544877">
                <text:p>19.6011504544877</text:p>
              </table:table-cell>
              <table:table-cell office:value-type="float" office:value="0.458439845591784">
                <text:p>0.458439845591784</text:p>
              </table:table-cell>
              <table:table-cell office:value-type="float" office:value="0.568158946465701">
                <text:p>0.5681589464657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1.2462673010305">
                <text:p>21.2462673010305</text:p>
              </table:table-cell>
              <table:table-cell office:value-type="float" office:value="1.96771967969835">
                <text:p>1.96771967969835</text:p>
              </table:table-cell>
              <table:table-cell office:value-type="float" office:value="0.626320815179497">
                <text:p>0.6263208151794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1.4945514770225">
                <text:p>21.4945514770225</text:p>
              </table:table-cell>
              <table:table-cell office:value-type="float" office:value="0.862085863016546">
                <text:p>0.862085863016546</text:p>
              </table:table-cell>
              <table:table-cell office:value-type="float" office:value="0.894002126995474">
                <text:p>0.8940021269954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1.2868593633175">
                <text:p>21.2868593633175</text:p>
              </table:table-cell>
              <table:table-cell office:value-type="float" office:value="1.67751479987055">
                <text:p>1.67751479987055</text:p>
              </table:table-cell>
              <table:table-cell office:value-type="float" office:value="0.233874339610338">
                <text:p>0.233874339610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.0544051816687">
                <text:p>19.0544051816687</text:p>
              </table:table-cell>
              <table:table-cell office:value-type="float" office:value="1.3118069767952">
                <text:p>1.3118069767952</text:p>
              </table:table-cell>
              <table:table-cell office:value-type="float" office:value="0.660221691709012">
                <text:p>0.660221691709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0.6940343598835">
                <text:p>20.6940343598835</text:p>
              </table:table-cell>
              <table:table-cell office:value-type="float" office:value="0.219779358711094">
                <text:p>0.219779358711094</text:p>
              </table:table-cell>
              <table:table-cell office:value-type="float" office:value="0.804572243709117">
                <text:p>0.804572243709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1.4796052807942">
                <text:p>21.4796052807942</text:p>
              </table:table-cell>
              <table:table-cell office:value-type="float" office:value="0.948998521082103">
                <text:p>0.94899852108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0.7728705555201">
                <text:p>20.7728705555201</text:p>
              </table:table-cell>
              <table:table-cell office:value-type="float" office:value="0.779831832274795">
                <text:p>0.779831832274795</text:p>
              </table:table-cell>
              <table:table-cell office:value-type="float" office:value="0.312700417358428">
                <text:p>0.3127004173584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.6460809800774">
                <text:p>19.6460809800774</text:p>
              </table:table-cell>
              <table:table-cell office:value-type="float" office:value="0.82152977399528">
                <text:p>0.82152977399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0.0563739109784">
                <text:p>20.0563739109784</text:p>
              </table:table-cell>
              <table:table-cell office:value-type="float" office:value="0.0957736964337528">
                <text:p>0.0957736964337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0.6476469310001">
                <text:p>20.6476469310001</text:p>
              </table:table-cell>
              <table:table-cell office:value-type="float" office:value="0.317266757134348">
                <text:p>0.317266757134348</text:p>
              </table:table-cell>
              <table:table-cell office:value-type="float" office:value="0.701335960999131">
                <text:p>0.7013359609991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1.6652971170843">
                <text:p>21.6652971170843</text:p>
              </table:table-cell>
              <table:table-cell office:value-type="float" office:value="0.737808978185058">
                <text:p>0.737808978185058</text:p>
              </table:table-cell>
              <table:table-cell office:value-type="float" office:value="0.253791300114244">
                <text:p>0.2537913001142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0.8472697599791">
                <text:p>20.8472697599791</text:p>
              </table:table-cell>
              <table:table-cell office:value-type="float" office:value="1.0132195930928">
                <text:p>1.0132195930928</text:p>
              </table:table-cell>
              <table:table-cell office:value-type="float" office:value="0.663040309213102">
                <text:p>0.6630403092131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1.9253879790194">
                <text:p>21.9253879790194</text:p>
              </table:table-cell>
              <table:table-cell office:value-type="float" office:value="0.408716393634677">
                <text:p>0.40871639363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1.3819563169964">
                <text:p>21.3819563169964</text:p>
              </table:table-cell>
              <table:table-cell office:value-type="float" office:value="0.0192929054610431">
                <text:p>0.0192929054610431</text:p>
              </table:table-cell>
              <table:table-cell office:value-type="float" office:value="0.436630696989596">
                <text:p>0.436630696989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1.0495347827673">
                <text:p>21.0495347827673</text:p>
              </table:table-cell>
              <table:table-cell office:value-type="float" office:value="0.768424341920763">
                <text:p>0.768424341920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.9822043073364">
                <text:p>21.9822043073364</text:p>
              </table:table-cell>
              <table:table-cell office:value-type="float" office:value="1.84663725830615">
                <text:p>1.84663725830615</text:p>
              </table:table-cell>
              <table:table-cell office:value-type="float" office:value="0.280437723267823">
                <text:p>0.2804377232678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1.8856598548591">
                <text:p>21.8856598548591</text:p>
              </table:table-cell>
              <table:table-cell office:value-type="float" office:value="0.201830314937979">
                <text:p>0.201830314937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9.5532913729548">
                <text:p>19.5532913729548</text:p>
              </table:table-cell>
              <table:table-cell office:value-type="float" office:value="0.493690750561655">
                <text:p>0.493690750561655</text:p>
              </table:table-cell>
              <table:table-cell office:value-type="float" office:value="0.398115882184356">
                <text:p>0.3981158821843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0.6554534444585">
                <text:p>20.6554534444585</text:p>
              </table:table-cell>
              <table:table-cell office:value-type="float" office:value="0.157047325745225">
                <text:p>0.15704732574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9.5964669138193">
                <text:p>19.5964669138193</text:p>
              </table:table-cell>
              <table:table-cell office:value-type="float" office:value="0.821525255218148">
                <text:p>0.821525255218148</text:p>
              </table:table-cell>
              <table:table-cell office:value-type="float" office:value="0.539298550691456">
                <text:p>0.5392985506914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0.9994532563724">
                <text:p>20.9994532563724</text:p>
              </table:table-cell>
              <table:table-cell office:value-type="float" office:value="0.409839708823711">
                <text:p>0.409839708823711</text:p>
              </table:table-cell>
              <table:table-cell office:value-type="float" office:value="0.558383331634104">
                <text:p>0.5583833316341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0.1555990120396">
                <text:p>20.1555990120396</text:p>
              </table:table-cell>
              <table:table-cell office:value-type="float" office:value="0.351260016206652">
                <text:p>0.351260016206652</text:p>
              </table:table-cell>
              <table:table-cell office:value-type="float" office:value="0.135496296454221">
                <text:p>0.135496296454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0.2454810417257">
                <text:p>20.2454810417257</text:p>
              </table:table-cell>
              <table:table-cell office:value-type="float" office:value="0.366200933698565">
                <text:p>0.36620093369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1.2236905596219">
                <text:p>21.2236905596219</text:p>
              </table:table-cell>
              <table:table-cell office:value-type="float" office:value="0.380907870363444">
                <text:p>0.380907870363444</text:p>
              </table:table-cell>
              <table:table-cell office:value-type="float" office:value="0.0498236017301679">
                <text:p>0.04982360173016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0.2405233946629">
                <text:p>20.2405233946629</text:p>
              </table:table-cell>
              <table:table-cell office:value-type="float" office:value="0.471861020661891">
                <text:p>0.471861020661891</text:p>
              </table:table-cell>
              <table:table-cell office:value-type="float" office:value="0.599810956045985">
                <text:p>0.5998109560459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9.8580592582002">
                <text:p>19.8580592582002</text:p>
              </table:table-cell>
              <table:table-cell office:value-type="float" office:value="1.87431949470192">
                <text:p>1.87431949470192</text:p>
              </table:table-cell>
              <table:table-cell office:value-type="float" office:value="0.121925080195069">
                <text:p>0.1219250801950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0.2576133422554">
                <text:p>20.2576133422554</text:p>
              </table:table-cell>
              <table:table-cell office:value-type="float" office:value="0.296789875719696">
                <text:p>0.296789875719696</text:p>
              </table:table-cell>
              <table:table-cell office:value-type="float" office:value="0.747571273241192">
                <text:p>0.747571273241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0.3228387674317">
                <text:p>20.3228387674317</text:p>
              </table:table-cell>
              <table:table-cell office:value-type="float" office:value="0.869532013311982">
                <text:p>0.86953201331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0.9504058375023">
                <text:p>20.9504058375023</text:p>
              </table:table-cell>
              <table:table-cell office:value-type="float" office:value="0.441836586222053">
                <text:p>0.44183658622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9.4495823197067">
                <text:p>19.4495823197067</text:p>
              </table:table-cell>
              <table:table-cell office:value-type="float" office:value="0.74997940659523">
                <text:p>0.74997940659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0.9239892219193">
                <text:p>20.9239892219193</text:p>
              </table:table-cell>
              <table:table-cell office:value-type="float" office:value="1.40514348167926">
                <text:p>1.4051434816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0.1966731399298">
                <text:p>20.1966731399298</text:p>
              </table:table-cell>
              <table:table-cell office:value-type="float" office:value="1.92509022075683">
                <text:p>1.92509022075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1.9441337981261">
                <text:p>21.9441337981261</text:p>
              </table:table-cell>
              <table:table-cell office:value-type="float" office:value="0.0276595964096487">
                <text:p>0.0276595964096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0.2108485866338">
                <text:p>20.2108485866338</text:p>
              </table:table-cell>
              <table:table-cell office:value-type="float" office:value="0.944989771582186">
                <text:p>0.944989771582186</text:p>
              </table:table-cell>
              <table:table-cell office:value-type="float" office:value="0.0208952464163303">
                <text:p>0.0208952464163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0.2510783215985">
                <text:p>20.2510783215985</text:p>
              </table:table-cell>
              <table:table-cell office:value-type="float" office:value="1.21166020166129">
                <text:p>1.21166020166129</text:p>
              </table:table-cell>
              <table:table-cell office:value-type="float" office:value="0.424124986398965">
                <text:p>0.424124986398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0.6381681580096">
                <text:p>20.6381681580096</text:p>
              </table:table-cell>
              <table:table-cell office:value-type="float" office:value="0.561533607076854">
                <text:p>0.561533607076854</text:p>
              </table:table-cell>
              <table:table-cell office:value-type="float" office:value="0.516936487983912">
                <text:p>0.5169364879839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.690453867428">
                <text:p>19.690453867428</text:p>
              </table:table-cell>
              <table:table-cell office:value-type="float" office:value="0.125079085119069">
                <text:p>0.125079085119069</text:p>
              </table:table-cell>
              <table:table-cell office:value-type="float" office:value="0.0717045515775681">
                <text:p>0.07170455157756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.0239488771185">
                <text:p>19.0239488771185</text:p>
              </table:table-cell>
              <table:table-cell office:value-type="float" office:value="0.205341351218522">
                <text:p>0.205341351218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1.284249138087">
                <text:p>21.284249138087</text:p>
              </table:table-cell>
              <table:table-cell office:value-type="float" office:value="0.171166827902198">
                <text:p>0.171166827902198</text:p>
              </table:table-cell>
              <table:table-cell office:value-type="float" office:value="0.892203375697136">
                <text:p>0.8922033756971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0.7468277784064">
                <text:p>20.7468277784064</text:p>
              </table:table-cell>
              <table:table-cell office:value-type="float" office:value="0.890715106856078">
                <text:p>0.890715106856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0.6715958081186">
                <text:p>20.6715958081186</text:p>
              </table:table-cell>
              <table:table-cell office:value-type="float" office:value="0.568847698159516">
                <text:p>0.568847698159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0.9495462565683">
                <text:p>20.9495462565683</text:p>
              </table:table-cell>
              <table:table-cell office:value-type="float" office:value="1.85269784927368">
                <text:p>1.8526978492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.5940975397825">
                <text:p>19.5940975397825</text:p>
              </table:table-cell>
              <table:table-cell office:value-type="float" office:value="0.271644399035722">
                <text:p>0.271644399035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0.596983787138">
                <text:p>20.596983787138</text:p>
              </table:table-cell>
              <table:table-cell office:value-type="float" office:value="0.164723594672978">
                <text:p>0.164723594672978</text:p>
              </table:table-cell>
              <table:table-cell office:value-type="float" office:value="0.767438358161598">
                <text:p>0.7674383581615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0.3315025735646">
                <text:p>20.3315025735646</text:p>
              </table:table-cell>
              <table:table-cell office:value-type="float" office:value="1.63034768775105">
                <text:p>1.63034768775105</text:p>
              </table:table-cell>
              <table:table-cell office:value-type="float" office:value="0.464744692668319">
                <text:p>0.4647446926683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1.6436323225498">
                <text:p>21.6436323225498</text:p>
              </table:table-cell>
              <table:table-cell office:value-type="float" office:value="1.84748382680118">
                <text:p>1.84748382680118</text:p>
              </table:table-cell>
              <table:table-cell office:value-type="float" office:value="0.884138836991042">
                <text:p>0.8841388369910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.5791880944744">
                <text:p>20.5791880944744</text:p>
              </table:table-cell>
              <table:table-cell office:value-type="float" office:value="1.01127848029137">
                <text:p>1.01127848029137</text:p>
              </table:table-cell>
              <table:table-cell office:value-type="float" office:value="0.89739882433787">
                <text:p>0.897398824337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0.2171624284238">
                <text:p>20.2171624284238</text:p>
              </table:table-cell>
              <table:table-cell office:value-type="float" office:value="0.844295282848179">
                <text:p>0.844295282848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9.1969236955047">
                <text:p>19.1969236955047</text:p>
              </table:table-cell>
              <table:table-cell office:value-type="float" office:value="0.342522885650396">
                <text:p>0.342522885650396</text:p>
              </table:table-cell>
              <table:table-cell office:value-type="float" office:value="0.217597778886557">
                <text:p>0.2175977788865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9.2346415403299">
                <text:p>19.2346415403299</text:p>
              </table:table-cell>
              <table:table-cell office:value-type="float" office:value="1.43601151928306">
                <text:p>1.43601151928306</text:p>
              </table:table-cell>
              <table:table-cell office:value-type="float" office:value="0.823039364535362">
                <text:p>0.8230393645353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.8136293436401">
                <text:p>20.8136293436401</text:p>
              </table:table-cell>
              <table:table-cell office:value-type="float" office:value="0.13365243980661">
                <text:p>0.13365243980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1.196376953274">
                <text:p>21.196376953274</text:p>
              </table:table-cell>
              <table:table-cell office:value-type="float" office:value="0.964022796135396">
                <text:p>0.96402279613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.3902405523695">
                <text:p>20.3902405523695</text:p>
              </table:table-cell>
              <table:table-cell office:value-type="float" office:value="0.192332990467548">
                <text:p>0.192332990467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9.0591103853658">
                <text:p>19.0591103853658</text:p>
              </table:table-cell>
              <table:table-cell office:value-type="float" office:value="0.624932458624244">
                <text:p>0.624932458624244</text:p>
              </table:table-cell>
              <table:table-cell office:value-type="float" office:value="0.909475021529943">
                <text:p>0.9094750215299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0.4200675128959">
                <text:p>20.4200675128959</text:p>
              </table:table-cell>
              <table:table-cell office:value-type="float" office:value="1.51122673787177">
                <text:p>1.51122673787177</text:p>
              </table:table-cell>
              <table:table-cell office:value-type="float" office:value="0.381238821428269">
                <text:p>0.381238821428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1.6307639484294">
                <text:p>21.6307639484294</text:p>
              </table:table-cell>
              <table:table-cell office:value-type="float" office:value="0.599430329632014">
                <text:p>0.59943032963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.917169643566">
                <text:p>19.917169643566</text:p>
              </table:table-cell>
              <table:table-cell office:value-type="float" office:value="0.687044841237366">
                <text:p>0.687044841237366</text:p>
              </table:table-cell>
              <table:table-cell office:value-type="float" office:value="0.998077063821256">
                <text:p>0.9980770638212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1.6776808551513">
                <text:p>21.6776808551513</text:p>
              </table:table-cell>
              <table:table-cell office:value-type="float" office:value="1.24250188656151">
                <text:p>1.24250188656151</text:p>
              </table:table-cell>
              <table:table-cell office:value-type="float" office:value="0.437960560899228">
                <text:p>0.4379605608992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9.9536027158611">
                <text:p>19.9536027158611</text:p>
              </table:table-cell>
              <table:table-cell office:value-type="float" office:value="1.77378837112337">
                <text:p>1.7737883711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.8675754810683">
                <text:p>21.8675754810683</text:p>
              </table:table-cell>
              <table:table-cell office:value-type="float" office:value="0.657295609824359">
                <text:p>0.657295609824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9.1272631762549">
                <text:p>19.1272631762549</text:p>
              </table:table-cell>
              <table:table-cell office:value-type="float" office:value="0.535953945480287">
                <text:p>0.535953945480287</text:p>
              </table:table-cell>
              <table:table-cell office:value-type="float" office:value="0.897598648909479">
                <text:p>0.8975986489094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.8775919391774">
                <text:p>21.8775919391774</text:p>
              </table:table-cell>
              <table:table-cell office:value-type="float" office:value="0.219813615083694">
                <text:p>0.219813615083694</text:p>
              </table:table-cell>
              <table:table-cell office:value-type="float" office:value="0.121266657486558">
                <text:p>0.1212666574865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0.0642486209981">
                <text:p>20.0642486209981</text:p>
              </table:table-cell>
              <table:table-cell office:value-type="float" office:value="0.277353485114872">
                <text:p>0.277353485114872</text:p>
              </table:table-cell>
              <table:table-cell office:value-type="float" office:value="0.396640521939844">
                <text:p>0.3966405219398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9.0713969743811">
                <text:p>19.0713969743811</text:p>
              </table:table-cell>
              <table:table-cell office:value-type="float" office:value="0.574892022646964">
                <text:p>0.574892022646964</text:p>
              </table:table-cell>
              <table:table-cell office:value-type="float" office:value="0.0720352428033948">
                <text:p>0.07203524280339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.0884405258112">
                <text:p>20.0884405258112</text:p>
              </table:table-cell>
              <table:table-cell office:value-type="float" office:value="0.00909866951406002">
                <text:p>0.00909866951406002</text:p>
              </table:table-cell>
              <table:table-cell office:value-type="float" office:value="0.706679330207408">
                <text:p>0.7066793302074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.3153269425966">
                <text:p>21.3153269425966</text:p>
              </table:table-cell>
              <table:table-cell office:value-type="float" office:value="0.429552614688873">
                <text:p>0.429552614688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0.7095651323907">
                <text:p>20.7095651323907</text:p>
              </table:table-cell>
              <table:table-cell office:value-type="float" office:value="0.572437149472535">
                <text:p>0.572437149472535</text:p>
              </table:table-cell>
              <table:table-cell office:value-type="float" office:value="0.235050460789353">
                <text:p>0.2350504607893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0.7788943932392">
                <text:p>20.7788943932392</text:p>
              </table:table-cell>
              <table:table-cell office:value-type="float" office:value="0.67788618337363">
                <text:p>0.67788618337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.3392758197151">
                <text:p>21.3392758197151</text:p>
              </table:table-cell>
              <table:table-cell office:value-type="float" office:value="1.1258791172877">
                <text:p>1.1258791172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9.9938142718747">
                <text:p>19.9938142718747</text:p>
              </table:table-cell>
              <table:table-cell office:value-type="float" office:value="0.0426865448243916">
                <text:p>0.0426865448243916</text:p>
              </table:table-cell>
              <table:table-cell office:value-type="float" office:value="0.112071112263948">
                <text:p>0.1120711122639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9.5257221716456">
                <text:p>19.5257221716456</text:p>
              </table:table-cell>
              <table:table-cell office:value-type="float" office:value="0.959046232514083">
                <text:p>0.95904623251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0.0108716278337">
                <text:p>20.0108716278337</text:p>
              </table:table-cell>
              <table:table-cell office:value-type="float" office:value="0.717180293053389">
                <text:p>0.717180293053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.943360528443">
                <text:p>21.943360528443</text:p>
              </table:table-cell>
              <table:table-cell office:value-type="float" office:value="0.335792257450521">
                <text:p>0.33579225745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0.1198197114281">
                <text:p>20.1198197114281</text:p>
              </table:table-cell>
              <table:table-cell office:value-type="float" office:value="0.43821235653013">
                <text:p>0.4382123565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.6078554163687">
                <text:p>21.6078554163687</text:p>
              </table:table-cell>
              <table:table-cell office:value-type="float" office:value="1.36690766178072">
                <text:p>1.36690766178072</text:p>
              </table:table-cell>
              <table:table-cell office:value-type="float" office:value="0.418427659664303">
                <text:p>0.4184276596643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0.2748631020077">
                <text:p>20.2748631020077</text:p>
              </table:table-cell>
              <table:table-cell office:value-type="float" office:value="0.756858344655484">
                <text:p>0.75685834465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9.7634520353749">
                <text:p>19.7634520353749</text:p>
              </table:table-cell>
              <table:table-cell office:value-type="float" office:value="0.0384997604414821">
                <text:p>0.0384997604414821</text:p>
              </table:table-cell>
              <table:table-cell office:value-type="float" office:value="0.399272473994642">
                <text:p>0.3992724739946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.1870435108431">
                <text:p>20.1870435108431</text:p>
              </table:table-cell>
              <table:table-cell office:value-type="float" office:value="0.261000962462276">
                <text:p>0.261000962462276</text:p>
              </table:table-cell>
              <table:table-cell office:value-type="float" office:value="0.111023781821132">
                <text:p>0.1110237818211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1.4920255318284">
                <text:p>21.4920255318284</text:p>
              </table:table-cell>
              <table:table-cell office:value-type="float" office:value="1.23726643249393">
                <text:p>1.23726643249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9.9603757308796">
                <text:p>19.9603757308796</text:p>
              </table:table-cell>
              <table:table-cell office:value-type="float" office:value="1.27825250290334">
                <text:p>1.2782525029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0.421685051173">
                <text:p>20.421685051173</text:p>
              </table:table-cell>
              <table:table-cell office:value-type="float" office:value="0.128790767863393">
                <text:p>0.128790767863393</text:p>
              </table:table-cell>
              <table:table-cell office:value-type="float" office:value="0.0781336324289441">
                <text:p>0.07813363242894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0.3056548754685">
                <text:p>20.3056548754685</text:p>
              </table:table-cell>
              <table:table-cell office:value-type="float" office:value="1.54096599016339">
                <text:p>1.54096599016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.1567526841536">
                <text:p>19.1567526841536</text:p>
              </table:table-cell>
              <table:table-cell office:value-type="float" office:value="0.462254277430475">
                <text:p>0.462254277430475</text:p>
              </table:table-cell>
              <table:table-cell office:value-type="float" office:value="0.546304516028613">
                <text:p>0.5463045160286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1.8119256049395">
                <text:p>21.8119256049395</text:p>
              </table:table-cell>
              <table:table-cell office:value-type="float" office:value="0.465998057276011">
                <text:p>0.465998057276011</text:p>
              </table:table-cell>
              <table:table-cell office:value-type="float" office:value="0.540643191896379">
                <text:p>0.5406431918963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0.3647652608342">
                <text:p>20.3647652608342</text:p>
              </table:table-cell>
              <table:table-cell office:value-type="float" office:value="0.146603274159133">
                <text:p>0.146603274159133</text:p>
              </table:table-cell>
              <table:table-cell office:value-type="float" office:value="0.215033802669495">
                <text:p>0.2150338026694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0.5768201984465">
                <text:p>20.5768201984465</text:p>
              </table:table-cell>
              <table:table-cell office:value-type="float" office:value="0.687493529170752">
                <text:p>0.687493529170752</text:p>
              </table:table-cell>
              <table:table-cell office:value-type="float" office:value="0.643573943991214">
                <text:p>0.6435739439912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1.4426895533688">
                <text:p>21.4426895533688</text:p>
              </table:table-cell>
              <table:table-cell office:value-type="float" office:value="0.301602954044938">
                <text:p>0.301602954044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.2819349044003">
                <text:p>21.2819349044003</text:p>
              </table:table-cell>
              <table:table-cell office:value-type="float" office:value="0.375870290677994">
                <text:p>0.375870290677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0.2545010535978">
                <text:p>20.2545010535978</text:p>
              </table:table-cell>
              <table:table-cell office:value-type="float" office:value="1.36435600183904">
                <text:p>1.36435600183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9.3962922692299">
                <text:p>19.3962922692299</text:p>
              </table:table-cell>
              <table:table-cell office:value-type="float" office:value="0.373487920965999">
                <text:p>0.373487920965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.1495103854686">
                <text:p>21.1495103854686</text:p>
              </table:table-cell>
              <table:table-cell office:value-type="float" office:value="0.580942809116095">
                <text:p>0.580942809116095</text:p>
              </table:table-cell>
              <table:table-cell office:value-type="float" office:value="0.876040029339492">
                <text:p>0.8760400293394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0.3817642298527">
                <text:p>20.3817642298527</text:p>
              </table:table-cell>
              <table:table-cell office:value-type="float" office:value="1.17007921729237">
                <text:p>1.17007921729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9.2738842084073">
                <text:p>19.2738842084073</text:p>
              </table:table-cell>
              <table:table-cell office:value-type="float" office:value="0.214036450721323">
                <text:p>0.21403645072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9.2137590078637">
                <text:p>19.2137590078637</text:p>
              </table:table-cell>
              <table:table-cell office:value-type="float" office:value="1.51623862516135">
                <text:p>1.5162386251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.4531612042338">
                <text:p>20.4531612042338</text:p>
              </table:table-cell>
              <table:table-cell office:value-type="float" office:value="0.681933556683362">
                <text:p>0.68193355668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0.3623247342184">
                <text:p>20.3623247342184</text:p>
              </table:table-cell>
              <table:table-cell office:value-type="float" office:value="0.706766654737294">
                <text:p>0.706766654737294</text:p>
              </table:table-cell>
              <table:table-cell office:value-type="float" office:value="0.325536983087659">
                <text:p>0.3255369830876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1.5290859504603">
                <text:p>21.5290859504603</text:p>
              </table:table-cell>
              <table:table-cell office:value-type="float" office:value="0.46592443017289">
                <text:p>0.46592443017289</text:p>
              </table:table-cell>
              <table:table-cell office:value-type="float" office:value="0.147489162161946">
                <text:p>0.1474891621619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9.1627263380215">
                <text:p>19.1627263380215</text:p>
              </table:table-cell>
              <table:table-cell office:value-type="float" office:value="1.02390448376536">
                <text:p>1.02390448376536</text:p>
              </table:table-cell>
              <table:table-cell office:value-type="float" office:value="0.0515253650955856">
                <text:p>0.05152536509558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9.1412191274576">
                <text:p>19.1412191274576</text:p>
              </table:table-cell>
              <table:table-cell office:value-type="float" office:value="0.466584818437696">
                <text:p>0.466584818437696</text:p>
              </table:table-cell>
              <table:table-cell office:value-type="float" office:value="0.421416353899986">
                <text:p>0.4214163538999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0.8683617715724">
                <text:p>20.8683617715724</text:p>
              </table:table-cell>
              <table:table-cell office:value-type="float" office:value="0.95337254460901">
                <text:p>0.95337254460901</text:p>
              </table:table-cell>
              <table:table-cell office:value-type="float" office:value="0.598113497719169">
                <text:p>0.5981134977191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0.1565406098962">
                <text:p>20.1565406098962</text:p>
              </table:table-cell>
              <table:table-cell office:value-type="float" office:value="0.486634901724756">
                <text:p>0.48663490172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.6669413005002">
                <text:p>19.6669413005002</text:p>
              </table:table-cell>
              <table:table-cell office:value-type="float" office:value="1.71883760020137">
                <text:p>1.7188376002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1.8792333994061">
                <text:p>21.8792333994061</text:p>
              </table:table-cell>
              <table:table-cell office:value-type="float" office:value="0.999456220306456">
                <text:p>0.999456220306456</text:p>
              </table:table-cell>
              <table:table-cell office:value-type="float" office:value="0.660329565405846">
                <text:p>0.6603295654058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0.0999011383392">
                <text:p>20.0999011383392</text:p>
              </table:table-cell>
              <table:table-cell office:value-type="float" office:value="1.91226797085255">
                <text:p>1.91226797085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0.7867610119283">
                <text:p>20.7867610119283</text:p>
              </table:table-cell>
              <table:table-cell office:value-type="float" office:value="0.0493717389181256">
                <text:p>0.049371738918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1.4870888157748">
                <text:p>21.4870888157748</text:p>
              </table:table-cell>
              <table:table-cell office:value-type="float" office:value="0.0945321070030332">
                <text:p>0.0945321070030332</text:p>
              </table:table-cell>
              <table:table-cell office:value-type="float" office:value="0.342098953202367">
                <text:p>0.3420989532023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1.3747642403468">
                <text:p>21.3747642403468</text:p>
              </table:table-cell>
              <table:table-cell office:value-type="float" office:value="0.919936344027519">
                <text:p>0.919936344027519</text:p>
              </table:table-cell>
              <table:table-cell office:value-type="float" office:value="0.177349876146764">
                <text:p>0.1773498761467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1.5502130473033">
                <text:p>21.5502130473033</text:p>
              </table:table-cell>
              <table:table-cell office:value-type="float" office:value="0.461014475673437">
                <text:p>0.461014475673437</text:p>
              </table:table-cell>
              <table:table-cell office:value-type="float" office:value="0.159648834262043">
                <text:p>0.1596488342620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9.6741323280148">
                <text:p>19.6741323280148</text:p>
              </table:table-cell>
              <table:table-cell office:value-type="float" office:value="0.956692467443645">
                <text:p>0.956692467443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0.8667897721753">
                <text:p>20.8667897721753</text:p>
              </table:table-cell>
              <table:table-cell office:value-type="float" office:value="0.292637838982046">
                <text:p>0.292637838982046</text:p>
              </table:table-cell>
              <table:table-cell office:value-type="float" office:value="0.858984475955367">
                <text:p>0.858984475955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9.5105887795798">
                <text:p>19.5105887795798</text:p>
              </table:table-cell>
              <table:table-cell office:value-type="float" office:value="0.771744228899479">
                <text:p>0.771744228899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1.0958173791878">
                <text:p>21.0958173791878</text:p>
              </table:table-cell>
              <table:table-cell office:value-type="float" office:value="1.94200822990388">
                <text:p>1.94200822990388</text:p>
              </table:table-cell>
              <table:table-cell office:value-type="float" office:value="0.58392131049186">
                <text:p>0.583921310491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9.1724446476437">
                <text:p>19.1724446476437</text:p>
              </table:table-cell>
              <table:table-cell office:value-type="float" office:value="0.769887488801032">
                <text:p>0.769887488801032</text:p>
              </table:table-cell>
              <table:table-cell office:value-type="float" office:value="0.805458429269493">
                <text:p>0.8054584292694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9.6673414637335">
                <text:p>19.6673414637335</text:p>
              </table:table-cell>
              <table:table-cell office:value-type="float" office:value="0.779975252691656">
                <text:p>0.77997525269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0.9077429841273">
                <text:p>20.9077429841273</text:p>
              </table:table-cell>
              <table:table-cell office:value-type="float" office:value="0.921813312917948">
                <text:p>0.921813312917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0.537209908478">
                <text:p>20.537209908478</text:p>
              </table:table-cell>
              <table:table-cell office:value-type="float" office:value="0.619547888636589">
                <text:p>0.61954788863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1.24416166218">
                <text:p>21.24416166218</text:p>
              </table:table-cell>
              <table:table-cell office:value-type="float" office:value="0.0304671064950526">
                <text:p>0.030467106495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0.3504325374961">
                <text:p>20.3504325374961</text:p>
              </table:table-cell>
              <table:table-cell office:value-type="float" office:value="0.584977937396616">
                <text:p>0.584977937396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9.8191448128782">
                <text:p>19.8191448128782</text:p>
              </table:table-cell>
              <table:table-cell office:value-type="float" office:value="0.80896367225796">
                <text:p>0.80896367225796</text:p>
              </table:table-cell>
              <table:table-cell office:value-type="float" office:value="0.00887541240081191">
                <text:p>0.008875412400811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9.4986627171747">
                <text:p>19.4986627171747</text:p>
              </table:table-cell>
              <table:table-cell office:value-type="float" office:value="0.711557548493147">
                <text:p>0.71155754849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0.746724808123">
                <text:p>20.746724808123</text:p>
              </table:table-cell>
              <table:table-cell office:value-type="float" office:value="1.74146765843034">
                <text:p>1.74146765843034</text:p>
              </table:table-cell>
              <table:table-cell office:value-type="float" office:value="0.808487059548497">
                <text:p>0.8084870595484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1.9686551997438">
                <text:p>21.9686551997438</text:p>
              </table:table-cell>
              <table:table-cell office:value-type="float" office:value="0.0841681230813265">
                <text:p>0.0841681230813265</text:p>
              </table:table-cell>
              <table:table-cell office:value-type="float" office:value="0.901508044451475">
                <text:p>0.9015080444514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0.8804269470274">
                <text:p>20.8804269470274</text:p>
              </table:table-cell>
              <table:table-cell office:value-type="float" office:value="0.391129264608026">
                <text:p>0.391129264608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1.0206090165302">
                <text:p>21.0206090165302</text:p>
              </table:table-cell>
              <table:table-cell office:value-type="float" office:value="1.7953767972067">
                <text:p>1.7953767972067</text:p>
              </table:table-cell>
              <table:table-cell office:value-type="float" office:value="0.74465732742101">
                <text:p>0.744657327421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9.1824142076075">
                <text:p>19.1824142076075</text:p>
              </table:table-cell>
              <table:table-cell office:value-type="float" office:value="0.303301911335438">
                <text:p>0.303301911335438</text:p>
              </table:table-cell>
              <table:table-cell office:value-type="float" office:value="0.292031212709844">
                <text:p>0.2920312127098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9.3335881526582">
                <text:p>19.3335881526582</text:p>
              </table:table-cell>
              <table:table-cell office:value-type="float" office:value="0.0595105784013867">
                <text:p>0.0595105784013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9.3829337521456">
                <text:p>19.3829337521456</text:p>
              </table:table-cell>
              <table:table-cell office:value-type="float" office:value="0.836347403936088">
                <text:p>0.836347403936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1.7115001580678">
                <text:p>21.7115001580678</text:p>
              </table:table-cell>
              <table:table-cell office:value-type="float" office:value="1.08194114174694">
                <text:p>1.08194114174694</text:p>
              </table:table-cell>
              <table:table-cell office:value-type="float" office:value="0.86402263911441">
                <text:p>0.864022639114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9.4963144906797">
                <text:p>19.4963144906797</text:p>
              </table:table-cell>
              <table:table-cell office:value-type="float" office:value="0.483715761452913">
                <text:p>0.483715761452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9.5241528796032">
                <text:p>19.5241528796032</text:p>
              </table:table-cell>
              <table:table-cell office:value-type="float" office:value="1.218829581514">
                <text:p>1.218829581514</text:p>
              </table:table-cell>
              <table:table-cell office:value-type="float" office:value="0.820496475789696">
                <text:p>0.8204964757896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0.5798619296402">
                <text:p>20.5798619296402</text:p>
              </table:table-cell>
              <table:table-cell office:value-type="float" office:value="0.108587242662907">
                <text:p>0.108587242662907</text:p>
              </table:table-cell>
              <table:table-cell office:value-type="float" office:value="0.56920408224687">
                <text:p>0.569204082246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0.6528551005758">
                <text:p>20.6528551005758</text:p>
              </table:table-cell>
              <table:table-cell office:value-type="float" office:value="0.892163976561278">
                <text:p>0.892163976561278</text:p>
              </table:table-cell>
              <table:table-cell office:value-type="float" office:value="0.346421399153769">
                <text:p>0.3464213991537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0.1910941801034">
                <text:p>20.1910941801034</text:p>
              </table:table-cell>
              <table:table-cell office:value-type="float" office:value="0.0883814804255962">
                <text:p>0.088381480425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0.4590953304432">
                <text:p>20.4590953304432</text:p>
              </table:table-cell>
              <table:table-cell office:value-type="float" office:value="0.114684055093676">
                <text:p>0.114684055093676</text:p>
              </table:table-cell>
              <table:table-cell office:value-type="float" office:value="0.0162034723907709">
                <text:p>0.01620347239077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1.752756238915">
                <text:p>21.752756238915</text:p>
              </table:table-cell>
              <table:table-cell office:value-type="float" office:value="0.0365076744928956">
                <text:p>0.0365076744928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1.9778551934287">
                <text:p>21.9778551934287</text:p>
              </table:table-cell>
              <table:table-cell office:value-type="float" office:value="1.89343378320336">
                <text:p>1.89343378320336</text:p>
              </table:table-cell>
              <table:table-cell office:value-type="float" office:value="0.732045364100486">
                <text:p>0.7320453641004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9.946184146218">
                <text:p>19.946184146218</text:p>
              </table:table-cell>
              <table:table-cell office:value-type="float" office:value="0.585065205581486">
                <text:p>0.585065205581486</text:p>
              </table:table-cell>
              <table:table-cell office:value-type="float" office:value="0.0496322414837778">
                <text:p>0.04963224148377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1.1275204792619">
                <text:p>21.1275204792619</text:p>
              </table:table-cell>
              <table:table-cell office:value-type="float" office:value="0.439379336312413">
                <text:p>0.43937933631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1.528068240732">
                <text:p>21.528068240732</text:p>
              </table:table-cell>
              <table:table-cell office:value-type="float" office:value="0.345560376066715">
                <text:p>0.345560376066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0.6203164742328">
                <text:p>20.6203164742328</text:p>
              </table:table-cell>
              <table:table-cell office:value-type="float" office:value="1.69133993890136">
                <text:p>1.69133993890136</text:p>
              </table:table-cell>
              <table:table-cell office:value-type="float" office:value="0.0269799348898232">
                <text:p>0.02697993488982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9.9943102528341">
                <text:p>19.9943102528341</text:p>
              </table:table-cell>
              <table:table-cell office:value-type="float" office:value="0.615408609621227">
                <text:p>0.61540860962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9.0386570203118">
                <text:p>19.0386570203118</text:p>
              </table:table-cell>
              <table:table-cell office:value-type="float" office:value="0.338036313652992">
                <text:p>0.338036313652992</text:p>
              </table:table-cell>
              <table:table-cell office:value-type="float" office:value="0.991023845039308">
                <text:p>0.9910238450393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9.7161338548176">
                <text:p>19.7161338548176</text:p>
              </table:table-cell>
              <table:table-cell office:value-type="float" office:value="1.75236932653934">
                <text:p>1.75236932653934</text:p>
              </table:table-cell>
              <table:table-cell office:value-type="float" office:value="0.464781416580081">
                <text:p>0.4647814165800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0.1667549004778">
                <text:p>20.1667549004778</text:p>
              </table:table-cell>
              <table:table-cell office:value-type="float" office:value="0.750286601949483">
                <text:p>0.75028660194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9.7059984854423">
                <text:p>19.7059984854423</text:p>
              </table:table-cell>
              <table:table-cell office:value-type="float" office:value="0.199952708091587">
                <text:p>0.19995270809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1.6238768389449">
                <text:p>21.6238768389449</text:p>
              </table:table-cell>
              <table:table-cell office:value-type="float" office:value="0.304522843100131">
                <text:p>0.304522843100131</text:p>
              </table:table-cell>
              <table:table-cell office:value-type="float" office:value="0.985012792982161">
                <text:p>0.9850127929821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1.7039648103528">
                <text:p>21.7039648103528</text:p>
              </table:table-cell>
              <table:table-cell office:value-type="float" office:value="0.27889012824744">
                <text:p>0.27889012824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1.9501601476222">
                <text:p>21.9501601476222</text:p>
              </table:table-cell>
              <table:table-cell office:value-type="float" office:value="0.339007057715207">
                <text:p>0.339007057715207</text:p>
              </table:table-cell>
              <table:table-cell office:value-type="float" office:value="0.80434617260471">
                <text:p>0.804346172604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9.9743093778379">
                <text:p>19.9743093778379</text:p>
              </table:table-cell>
              <table:table-cell office:value-type="float" office:value="0.673828734084964">
                <text:p>0.673828734084964</text:p>
              </table:table-cell>
              <table:table-cell office:value-type="float" office:value="0.536648310720921">
                <text:p>0.5366483107209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9.523109623231">
                <text:p>19.523109623231</text:p>
              </table:table-cell>
              <table:table-cell office:value-type="float" office:value="1.72026985045522">
                <text:p>1.72026985045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9.448822864797">
                <text:p>19.448822864797</text:p>
              </table:table-cell>
              <table:table-cell office:value-type="float" office:value="0.559865432791412">
                <text:p>0.559865432791412</text:p>
              </table:table-cell>
              <table:table-cell office:value-type="float" office:value="0.182418025564402">
                <text:p>0.1824180255644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1.7210341859609">
                <text:p>21.7210341859609</text:p>
              </table:table-cell>
              <table:table-cell office:value-type="float" office:value="1.16214047558606">
                <text:p>1.16214047558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9.4917648229748">
                <text:p>19.4917648229748</text:p>
              </table:table-cell>
              <table:table-cell office:value-type="float" office:value="1.67547366395593">
                <text:p>1.67547366395593</text:p>
              </table:table-cell>
              <table:table-cell office:value-type="float" office:value="0.61785025568679">
                <text:p>0.617850255686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1.3292498132214">
                <text:p>21.3292498132214</text:p>
              </table:table-cell>
              <table:table-cell office:value-type="float" office:value="0.841192392632365">
                <text:p>0.84119239263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.7416432024911">
                <text:p>20.7416432024911</text:p>
              </table:table-cell>
              <table:table-cell office:value-type="float" office:value="1.83627594634891">
                <text:p>1.83627594634891</text:p>
              </table:table-cell>
              <table:table-cell office:value-type="float" office:value="0.889055169653147">
                <text:p>0.8890551696531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.6741790305823">
                <text:p>19.6741790305823</text:p>
              </table:table-cell>
              <table:table-cell office:value-type="float" office:value="0.832159495446831">
                <text:p>0.832159495446831</text:p>
              </table:table-cell>
              <table:table-cell office:value-type="float" office:value="0.299302042927593">
                <text:p>0.2993020429275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1.6628379658796">
                <text:p>21.6628379658796</text:p>
              </table:table-cell>
              <table:table-cell office:value-type="float" office:value="0.562287621200085">
                <text:p>0.56228762120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1.1245769546367">
                <text:p>21.1245769546367</text:p>
              </table:table-cell>
              <table:table-cell office:value-type="float" office:value="0.369893986731768">
                <text:p>0.369893986731768</text:p>
              </table:table-cell>
              <table:table-cell office:value-type="float" office:value="0.567771926522255">
                <text:p>0.5677719265222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.3856791900471">
                <text:p>19.3856791900471</text:p>
              </table:table-cell>
              <table:table-cell office:value-type="float" office:value="0.0492026936262846">
                <text:p>0.0492026936262846</text:p>
              </table:table-cell>
              <table:table-cell office:value-type="float" office:value="0.145372372120619">
                <text:p>0.145372372120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9.1591524565592">
                <text:p>19.1591524565592</text:p>
              </table:table-cell>
              <table:table-cell office:value-type="float" office:value="0.798372709657997">
                <text:p>0.798372709657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1.6487298356369">
                <text:p>21.6487298356369</text:p>
              </table:table-cell>
              <table:table-cell office:value-type="float" office:value="0.479881981853396">
                <text:p>0.479881981853396</text:p>
              </table:table-cell>
              <table:table-cell office:value-type="float" office:value="0.0423918073065579">
                <text:p>0.04239180730655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0.9655411196873">
                <text:p>20.9655411196873</text:p>
              </table:table-cell>
              <table:table-cell office:value-type="float" office:value="1.00680346321315">
                <text:p>1.00680346321315</text:p>
              </table:table-cell>
              <table:table-cell office:value-type="float" office:value="0.259782646317035">
                <text:p>0.2597826463170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0.8120075571351">
                <text:p>20.8120075571351</text:p>
              </table:table-cell>
              <table:table-cell office:value-type="float" office:value="0.599164745770395">
                <text:p>0.59916474577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9.8398240157403">
                <text:p>19.8398240157403</text:p>
              </table:table-cell>
              <table:table-cell office:value-type="float" office:value="0.252087438479066">
                <text:p>0.252087438479066</text:p>
              </table:table-cell>
              <table:table-cell office:value-type="float" office:value="0.411149234510958">
                <text:p>0.4111492345109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.4246364501305">
                <text:p>19.4246364501305</text:p>
              </table:table-cell>
              <table:table-cell office:value-type="float" office:value="0.592199804261327">
                <text:p>0.592199804261327</text:p>
              </table:table-cell>
              <table:table-cell office:value-type="float" office:value="0.884678464848548">
                <text:p>0.8846784648485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0.5647637960501">
                <text:p>20.5647637960501</text:p>
              </table:table-cell>
              <table:table-cell office:value-type="float" office:value="1.33098735660315">
                <text:p>1.3309873566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9.817679209169">
                <text:p>19.817679209169</text:p>
              </table:table-cell>
              <table:table-cell office:value-type="float" office:value="0.7930304617621">
                <text:p>0.7930304617621</text:p>
              </table:table-cell>
              <table:table-cell office:value-type="float" office:value="0.647697564680129">
                <text:p>0.6476975646801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0.3708205977455">
                <text:p>20.3708205977455</text:p>
              </table:table-cell>
              <table:table-cell office:value-type="float" office:value="0.882061081938446">
                <text:p>0.882061081938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9.692284275312">
                <text:p>19.692284275312</text:p>
              </table:table-cell>
              <table:table-cell office:value-type="float" office:value="0.0473238225094974">
                <text:p>0.0473238225094974</text:p>
              </table:table-cell>
              <table:table-cell office:value-type="float" office:value="0.424701081123203">
                <text:p>0.4247010811232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9.3457474512979">
                <text:p>19.3457474512979</text:p>
              </table:table-cell>
              <table:table-cell office:value-type="float" office:value="1.62812900356948">
                <text:p>1.62812900356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1.9911370719783">
                <text:p>21.9911370719783</text:p>
              </table:table-cell>
              <table:table-cell office:value-type="float" office:value="1.93817059230059">
                <text:p>1.93817059230059</text:p>
              </table:table-cell>
              <table:table-cell office:value-type="float" office:value="0.68146700412035">
                <text:p>0.68146700412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0.6865945281461">
                <text:p>20.6865945281461</text:p>
              </table:table-cell>
              <table:table-cell office:value-type="float" office:value="0.382608147338033">
                <text:p>0.382608147338033</text:p>
              </table:table-cell>
              <table:table-cell office:value-type="float" office:value="0.148088167887181">
                <text:p>0.1480881678871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9.3844044716097">
                <text:p>19.3844044716097</text:p>
              </table:table-cell>
              <table:table-cell office:value-type="float" office:value="1.63283961359411">
                <text:p>1.63283961359411</text:p>
              </table:table-cell>
              <table:table-cell office:value-type="float" office:value="0.167736294679344">
                <text:p>0.1677362946793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9.7072709267959">
                <text:p>19.7072709267959</text:p>
              </table:table-cell>
              <table:table-cell office:value-type="float" office:value="1.93969040364027">
                <text:p>1.9396904036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1.8533494300209">
                <text:p>21.8533494300209</text:p>
              </table:table-cell>
              <table:table-cell office:value-type="float" office:value="1.36275729909539">
                <text:p>1.36275729909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0.090402957052">
                <text:p>20.090402957052</text:p>
              </table:table-cell>
              <table:table-cell office:value-type="float" office:value="0.114777902606875">
                <text:p>0.114777902606875</text:p>
              </table:table-cell>
              <table:table-cell office:value-type="float" office:value="0.731084135361016">
                <text:p>0.7310841353610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9.3311477671377">
                <text:p>19.3311477671377</text:p>
              </table:table-cell>
              <table:table-cell office:value-type="float" office:value="1.74222693033516">
                <text:p>1.74222693033516</text:p>
              </table:table-cell>
              <table:table-cell office:value-type="float" office:value="0.917283470742404">
                <text:p>0.9172834707424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.5573142403737">
                <text:p>21.5573142403737</text:p>
              </table:table-cell>
              <table:table-cell office:value-type="float" office:value="0.920032741967589">
                <text:p>0.920032741967589</text:p>
              </table:table-cell>
              <table:table-cell office:value-type="float" office:value="0.526856932789087">
                <text:p>0.5268569327890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0.0405631060712">
                <text:p>20.0405631060712</text:p>
              </table:table-cell>
              <table:table-cell office:value-type="float" office:value="0.460588424000889">
                <text:p>0.460588424000889</text:p>
              </table:table-cell>
              <table:table-cell office:value-type="float" office:value="0.0549956015311182">
                <text:p>0.05499560153111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0.3054571449757">
                <text:p>20.3054571449757</text:p>
              </table:table-cell>
              <table:table-cell office:value-type="float" office:value="0.288213890977204">
                <text:p>0.288213890977204</text:p>
              </table:table-cell>
              <table:table-cell office:value-type="float" office:value="0.555707785300911">
                <text:p>0.5557077853009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9.0804238636047">
                <text:p>19.0804238636047</text:p>
              </table:table-cell>
              <table:table-cell office:value-type="float" office:value="0.0645102113485336">
                <text:p>0.0645102113485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0.4893859708682">
                <text:p>20.4893859708682</text:p>
              </table:table-cell>
              <table:table-cell office:value-type="float" office:value="0.665441890247166">
                <text:p>0.665441890247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0.0264913309365">
                <text:p>20.0264913309365</text:p>
              </table:table-cell>
              <table:table-cell office:value-type="float" office:value="0.112329080700874">
                <text:p>0.112329080700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9.5721886879765">
                <text:p>19.5721886879765</text:p>
              </table:table-cell>
              <table:table-cell office:value-type="float" office:value="0.456052861176431">
                <text:p>0.456052861176431</text:p>
              </table:table-cell>
              <table:table-cell office:value-type="float" office:value="0.514652270823717">
                <text:p>0.5146522708237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9.8186357840896">
                <text:p>19.8186357840896</text:p>
              </table:table-cell>
              <table:table-cell office:value-type="float" office:value="0.0559744201600552">
                <text:p>0.055974420160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1.7681345334277">
                <text:p>21.7681345334277</text:p>
              </table:table-cell>
              <table:table-cell office:value-type="float" office:value="0.068950159009546">
                <text:p>0.068950159009546</text:p>
              </table:table-cell>
              <table:table-cell office:value-type="float" office:value="0.098284216132015">
                <text:p>0.0982842161320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0.2463677185588">
                <text:p>20.2463677185588</text:p>
              </table:table-cell>
              <table:table-cell office:value-type="float" office:value="0.916341360658407">
                <text:p>0.916341360658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9.4814737499692">
                <text:p>19.4814737499692</text:p>
              </table:table-cell>
              <table:table-cell office:value-type="float" office:value="1.11286526732147">
                <text:p>1.1128652673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0.8927114894614">
                <text:p>20.8927114894614</text:p>
              </table:table-cell>
              <table:table-cell office:value-type="float" office:value="1.64290458802134">
                <text:p>1.6429045880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0.6320469086058">
                <text:p>20.6320469086058</text:p>
              </table:table-cell>
              <table:table-cell office:value-type="float" office:value="1.19676733575761">
                <text:p>1.19676733575761</text:p>
              </table:table-cell>
              <table:table-cell office:value-type="float" office:value="0.451016003265977">
                <text:p>0.4510160032659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9.6406262065284">
                <text:p>19.6406262065284</text:p>
              </table:table-cell>
              <table:table-cell office:value-type="float" office:value="0.588991494849324">
                <text:p>0.588991494849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0.5414413250983">
                <text:p>20.5414413250983</text:p>
              </table:table-cell>
              <table:table-cell office:value-type="float" office:value="0.664091575425118">
                <text:p>0.664091575425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9.5975880296901">
                <text:p>19.5975880296901</text:p>
              </table:table-cell>
              <table:table-cell office:value-type="float" office:value="0.662682411260903">
                <text:p>0.662682411260903</text:p>
              </table:table-cell>
              <table:table-cell office:value-type="float" office:value="0.172966921236366">
                <text:p>0.1729669212363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1.4526337636635">
                <text:p>21.4526337636635</text:p>
              </table:table-cell>
              <table:table-cell office:value-type="float" office:value="0.67261010222137">
                <text:p>0.6726101022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1.3812653408386">
                <text:p>21.3812653408386</text:p>
              </table:table-cell>
              <table:table-cell office:value-type="float" office:value="0.630200778599829">
                <text:p>0.630200778599829</text:p>
              </table:table-cell>
              <table:table-cell office:value-type="float" office:value="0.690874834079295">
                <text:p>0.6908748340792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0.0222244798206">
                <text:p>20.0222244798206</text:p>
              </table:table-cell>
              <table:table-cell office:value-type="float" office:value="1.09723591245711">
                <text:p>1.09723591245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0.0173975597136">
                <text:p>20.0173975597136</text:p>
              </table:table-cell>
              <table:table-cell office:value-type="float" office:value="0.580025240778923">
                <text:p>0.580025240778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9.1989445514046">
                <text:p>19.1989445514046</text:p>
              </table:table-cell>
              <table:table-cell office:value-type="float" office:value="0.487741452176124">
                <text:p>0.487741452176124</text:p>
              </table:table-cell>
              <table:table-cell office:value-type="float" office:value="0.541386169847101">
                <text:p>0.5413861698471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1.3930450775661">
                <text:p>21.3930450775661</text:p>
              </table:table-cell>
              <table:table-cell office:value-type="float" office:value="1.31018077582121">
                <text:p>1.3101807758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0.7096818364225">
                <text:p>20.7096818364225</text:p>
              </table:table-cell>
              <table:table-cell office:value-type="float" office:value="0.899331049062312">
                <text:p>0.899331049062312</text:p>
              </table:table-cell>
              <table:table-cell office:value-type="float" office:value="0.533520261291415">
                <text:p>0.5335202612914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9.5446920027025">
                <text:p>19.5446920027025</text:p>
              </table:table-cell>
              <table:table-cell office:value-type="float" office:value="0.427823353558779">
                <text:p>0.427823353558779</text:p>
              </table:table-cell>
              <table:table-cell office:value-type="float" office:value="0.148799075745046">
                <text:p>0.1487990757450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1.3841821509413">
                <text:p>21.3841821509413</text:p>
              </table:table-cell>
              <table:table-cell office:value-type="float" office:value="0.736124524381012">
                <text:p>0.73612452438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9.3962763645686">
                <text:p>19.3962763645686</text:p>
              </table:table-cell>
              <table:table-cell office:value-type="float" office:value="0.778869916684926">
                <text:p>0.778869916684926</text:p>
              </table:table-cell>
              <table:table-cell office:value-type="float" office:value="0.878176861442626">
                <text:p>0.8781768614426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9.9290964743122">
                <text:p>19.9290964743122</text:p>
              </table:table-cell>
              <table:table-cell office:value-type="float" office:value="1.72602840978652">
                <text:p>1.72602840978652</text:p>
              </table:table-cell>
              <table:table-cell office:value-type="float" office:value="0.256877453066409">
                <text:p>0.2568774530664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9.0914530777372">
                <text:p>19.0914530777372</text:p>
              </table:table-cell>
              <table:table-cell office:value-type="float" office:value="0.818834993988276">
                <text:p>0.818834993988276</text:p>
              </table:table-cell>
              <table:table-cell office:value-type="float" office:value="0.799125263933092">
                <text:p>0.7991252639330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9.2496257945895">
                <text:p>19.2496257945895</text:p>
              </table:table-cell>
              <table:table-cell office:value-type="float" office:value="0.103153154719621">
                <text:p>0.10315315471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1.0194994327612">
                <text:p>21.0194994327612</text:p>
              </table:table-cell>
              <table:table-cell office:value-type="float" office:value="0.349118887446821">
                <text:p>0.349118887446821</text:p>
              </table:table-cell>
              <table:table-cell office:value-type="float" office:value="0.889993595890701">
                <text:p>0.8899935958907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9.422600844875">
                <text:p>19.422600844875</text:p>
              </table:table-cell>
              <table:table-cell office:value-type="float" office:value="0.557879908941686">
                <text:p>0.55787990894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1.8069400349632">
                <text:p>21.8069400349632</text:p>
              </table:table-cell>
              <table:table-cell office:value-type="float" office:value="0.702738095074892">
                <text:p>0.702738095074892</text:p>
              </table:table-cell>
              <table:table-cell office:value-type="float" office:value="0.392215942032635">
                <text:p>0.3922159420326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9.0600625388324">
                <text:p>19.0600625388324</text:p>
              </table:table-cell>
              <table:table-cell office:value-type="float" office:value="0.595660558901727">
                <text:p>0.59566055890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0.7280579898506">
                <text:p>20.7280579898506</text:p>
              </table:table-cell>
              <table:table-cell office:value-type="float" office:value="0.19131400436163">
                <text:p>0.19131400436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1.8873638999648">
                <text:p>21.8873638999648</text:p>
              </table:table-cell>
              <table:table-cell office:value-type="float" office:value="0.64402571041137">
                <text:p>0.6440257104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0.5494485097006">
                <text:p>20.5494485097006</text:p>
              </table:table-cell>
              <table:table-cell office:value-type="float" office:value="0.727787137497216">
                <text:p>0.727787137497216</text:p>
              </table:table-cell>
              <table:table-cell office:value-type="float" office:value="0.632966774981469">
                <text:p>0.6329667749814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1.7545493207872">
                <text:p>21.7545493207872</text:p>
              </table:table-cell>
              <table:table-cell office:value-type="float" office:value="0.731846783775836">
                <text:p>0.73184678377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9.4595525879413">
                <text:p>19.4595525879413</text:p>
              </table:table-cell>
              <table:table-cell office:value-type="float" office:value="0.07556147640571">
                <text:p>0.07556147640571</text:p>
              </table:table-cell>
              <table:table-cell office:value-type="float" office:value="0.972797106951475">
                <text:p>0.9727971069514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1.3680842951871">
                <text:p>21.3680842951871</text:p>
              </table:table-cell>
              <table:table-cell office:value-type="float" office:value="0.0939423339441419">
                <text:p>0.093942333944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1.5226838556118">
                <text:p>21.5226838556118</text:p>
              </table:table-cell>
              <table:table-cell office:value-type="float" office:value="1.40025598462671">
                <text:p>1.40025598462671</text:p>
              </table:table-cell>
              <table:table-cell office:value-type="float" office:value="0.208335469476879">
                <text:p>0.2083354694768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0.7059203065">
                <text:p>20.7059203065</text:p>
              </table:table-cell>
              <table:table-cell office:value-type="float" office:value="0.419726190622896">
                <text:p>0.41972619062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1.8495580451563">
                <text:p>21.8495580451563</text:p>
              </table:table-cell>
              <table:table-cell office:value-type="float" office:value="0.12262401683256">
                <text:p>0.1226240168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0.4153953450732">
                <text:p>20.4153953450732</text:p>
              </table:table-cell>
              <table:table-cell office:value-type="float" office:value="0.158640240319073">
                <text:p>0.158640240319073</text:p>
              </table:table-cell>
              <table:table-cell office:value-type="float" office:value="0.926921671256423">
                <text:p>0.9269216712564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9.3379672165029">
                <text:p>19.3379672165029</text:p>
              </table:table-cell>
              <table:table-cell office:value-type="float" office:value="0.744138268288225">
                <text:p>0.744138268288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9.4901842530817">
                <text:p>19.4901842530817</text:p>
              </table:table-cell>
              <table:table-cell office:value-type="float" office:value="0.10957950539887">
                <text:p>0.1095795053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1.9568366701715">
                <text:p>21.9568366701715</text:p>
              </table:table-cell>
              <table:table-cell office:value-type="float" office:value="0.949718005023897">
                <text:p>0.949718005023897</text:p>
              </table:table-cell>
              <table:table-cell office:value-type="float" office:value="0.979604489170015">
                <text:p>0.9796044891700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9.935555246193">
                <text:p>19.935555246193</text:p>
              </table:table-cell>
              <table:table-cell office:value-type="float" office:value="0.424598361831158">
                <text:p>0.42459836183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1.9428180167451">
                <text:p>21.9428180167451</text:p>
              </table:table-cell>
              <table:table-cell office:value-type="float" office:value="1.89794942550361">
                <text:p>1.89794942550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1.3381020110101">
                <text:p>21.3381020110101</text:p>
              </table:table-cell>
              <table:table-cell office:value-type="float" office:value="0.282656878698617">
                <text:p>0.282656878698617</text:p>
              </table:table-cell>
              <table:table-cell office:value-type="float" office:value="0.454911207314581">
                <text:p>0.4549112073145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0.9577797260135">
                <text:p>20.9577797260135</text:p>
              </table:table-cell>
              <table:table-cell office:value-type="float" office:value="1.1377537548542">
                <text:p>1.1377537548542</text:p>
              </table:table-cell>
              <table:table-cell office:value-type="float" office:value="0.907773991581053">
                <text:p>0.9077739915810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9.9602155778557">
                <text:p>19.9602155778557</text:p>
              </table:table-cell>
              <table:table-cell office:value-type="float" office:value="0.430301337502897">
                <text:p>0.430301337502897</text:p>
              </table:table-cell>
              <table:table-cell office:value-type="float" office:value="0.0432424419559538">
                <text:p>0.04324244195595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1.5370465624146">
                <text:p>21.5370465624146</text:p>
              </table:table-cell>
              <table:table-cell office:value-type="float" office:value="0.058449752163142">
                <text:p>0.05844975216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0.3508248049766">
                <text:p>20.3508248049766</text:p>
              </table:table-cell>
              <table:table-cell office:value-type="float" office:value="0.6795415407978">
                <text:p>0.6795415407978</text:p>
              </table:table-cell>
              <table:table-cell office:value-type="float" office:value="0.654032003134489">
                <text:p>0.6540320031344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1.6698974142782">
                <text:p>21.6698974142782</text:p>
              </table:table-cell>
              <table:table-cell office:value-type="float" office:value="0.687320860102773">
                <text:p>0.687320860102773</text:p>
              </table:table-cell>
              <table:table-cell office:value-type="float" office:value="0.662784165237099">
                <text:p>0.6627841652370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9.0817385651171">
                <text:p>19.0817385651171</text:p>
              </table:table-cell>
              <table:table-cell office:value-type="float" office:value="0.423484381753951">
                <text:p>0.423484381753951</text:p>
              </table:table-cell>
              <table:table-cell office:value-type="float" office:value="0.841435658745468">
                <text:p>0.8414356587454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9.7350069559179">
                <text:p>19.7350069559179</text:p>
              </table:table-cell>
              <table:table-cell office:value-type="float" office:value="1.20710146799684">
                <text:p>1.20710146799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9.0661737788469">
                <text:p>19.0661737788469</text:p>
              </table:table-cell>
              <table:table-cell office:value-type="float" office:value="1.04557266365737">
                <text:p>1.04557266365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0.0108350408264">
                <text:p>20.0108350408264</text:p>
              </table:table-cell>
              <table:table-cell office:value-type="float" office:value="0.251901935786009">
                <text:p>0.251901935786009</text:p>
              </table:table-cell>
              <table:table-cell office:value-type="float" office:value="0.57944571133703">
                <text:p>0.579445711337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9.8264600336552">
                <text:p>19.8264600336552</text:p>
              </table:table-cell>
              <table:table-cell office:value-type="float" office:value="1.33526752423495">
                <text:p>1.33526752423495</text:p>
              </table:table-cell>
              <table:table-cell office:value-type="float" office:value="0.203333281446248">
                <text:p>0.2033332814462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9.3157995748334">
                <text:p>19.3157995748334</text:p>
              </table:table-cell>
              <table:table-cell office:value-type="float" office:value="1.56915945373476">
                <text:p>1.5691594537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9.0303344735876">
                <text:p>19.0303344735876</text:p>
              </table:table-cell>
              <table:table-cell office:value-type="float" office:value="1.57757389731705">
                <text:p>1.5775738973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0.2490608799271">
                <text:p>20.2490608799271</text:p>
              </table:table-cell>
              <table:table-cell office:value-type="float" office:value="0.0561532219871879">
                <text:p>0.056153221987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9.1227396097966">
                <text:p>19.1227396097966</text:p>
              </table:table-cell>
              <table:table-cell office:value-type="float" office:value="0.0353847844526172">
                <text:p>0.035384784452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9.09039701242">
                <text:p>19.09039701242</text:p>
              </table:table-cell>
              <table:table-cell office:value-type="float" office:value="0.935813952237368">
                <text:p>0.93581395223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1.9771188697778">
                <text:p>21.9771188697778</text:p>
              </table:table-cell>
              <table:table-cell office:value-type="float" office:value="0.0995192993432283">
                <text:p>0.099519299343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9.0101035097614">
                <text:p>19.0101035097614</text:p>
              </table:table-cell>
              <table:table-cell office:value-type="float" office:value="0.244724252261221">
                <text:p>0.244724252261221</text:p>
              </table:table-cell>
              <table:table-cell office:value-type="float" office:value="0.861430682707578">
                <text:p>0.8614306827075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0.6398455221206">
                <text:p>20.6398455221206</text:p>
              </table:table-cell>
              <table:table-cell office:value-type="float" office:value="0.801354845054448">
                <text:p>0.801354845054448</text:p>
              </table:table-cell>
              <table:table-cell office:value-type="float" office:value="0.936134171672165">
                <text:p>0.9361341716721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1.7316681919619">
                <text:p>21.7316681919619</text:p>
              </table:table-cell>
              <table:table-cell office:value-type="float" office:value="0.642209108918905">
                <text:p>0.642209108918905</text:p>
              </table:table-cell>
              <table:table-cell office:value-type="float" office:value="0.971376534551382">
                <text:p>0.971376534551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9.4696560977027">
                <text:p>19.4696560977027</text:p>
              </table:table-cell>
              <table:table-cell office:value-type="float" office:value="0.874370465986431">
                <text:p>0.874370465986431</text:p>
              </table:table-cell>
              <table:table-cell office:value-type="float" office:value="0.328312527853996">
                <text:p>0.3283125278539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0.0079298173077">
                <text:p>20.0079298173077</text:p>
              </table:table-cell>
              <table:table-cell office:value-type="float" office:value="0.508760522119701">
                <text:p>0.5087605221197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